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font-style="italic" style:font-style-asian="italic"/>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style:language-asian="zh" style:country-asian="CN"/>
    </style:style>
    <style:style style:name="P5" style:family="paragraph" style:parent-style-name="Standard">
      <style:text-properties style:use-window-font-color="true" fo:language="en" fo:country="US" style:font-name-asian="Cambria" style:language-complex="ar" style:country-complex="SA"/>
    </style:style>
    <style:style style:name="P6" style:family="paragraph" style:parent-style-name="Standard">
      <style:text-properties style:use-window-font-color="true" style:font-name="Cambria" fo:language="en" fo:country="US" style:font-name-asian="Cambria" style:language-complex="ar" style:country-complex="SA"/>
    </style:style>
    <style:style style:name="P7" style:family="paragraph" style:parent-style-name="Standard">
      <style:text-properties style:use-window-font-color="true" style:font-name="Times New Roman" fo:language="en" fo:country="US" style:font-name-asian="Cambria" style:language-complex="ar" style:country-complex="SA"/>
    </style:style>
    <style:style style:name="P8" style:family="paragraph" style:parent-style-name="Standard">
      <style:text-properties fo:color="#000000" style:font-name="Helv" fo:font-size="10pt" style:font-name-asian="Helv" style:font-size-asian="10pt" style:font-name-complex="Helv" style:font-size-complex="10pt"/>
    </style:style>
    <style:style style:name="P9" style:family="paragraph" style:parent-style-name="Standard">
      <style:text-properties fo:font-weight="normal" style:font-weight-asian="bold"/>
    </style:style>
    <style:style style:name="P10" style:family="paragraph" style:parent-style-name="Standard">
      <style:text-properties style:font-name="Cambria"/>
    </style:style>
    <style:style style:name="P11" style:family="paragraph" style:parent-style-name="code">
      <style:text-properties style:font-name="Cambria" fo:font-size="12pt" style:font-size-asian="12pt" style:font-name-complex="Cambria" style:font-size-complex="12pt"/>
    </style:style>
    <style:style style:name="P12" style:family="paragraph" style:parent-style-name="code">
      <style:text-properties fo:font-weight="bold" style:font-weight-asian="bold"/>
    </style:style>
    <style:style style:name="P13" style:family="paragraph" style:parent-style-name="code">
      <style:text-properties style:language-asian="zh" style:country-asian="CN"/>
    </style:style>
    <style:style style:name="P14" style:family="paragraph" style:parent-style-name="code">
      <style:text-properties fo:color="#000000" style:font-name="Helv" fo:font-size="10pt" style:font-name-asian="Helv" style:font-size-asian="10pt" style:font-name-complex="Helv" style:font-size-complex="10pt"/>
    </style:style>
    <style:style style:name="P15" style:family="paragraph" style:parent-style-name="Standard">
      <style:paragraph-properties fo:margin-left="0.5in" fo:margin-right="0in" fo:text-indent="0in" style:auto-text-indent="false"/>
    </style:style>
    <style:style style:name="P16" style:family="paragraph" style:parent-style-name="code">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17" style:family="paragraph" style:parent-style-name="Heading_20_3">
      <style:paragraph-properties fo:text-align="start" style:justify-single-word="false" fo:orphans="0" fo:widows="0" fo:hyphenation-ladder-count="no-limit" style:writing-mode="lr-tb"/>
      <style:text-properties fo:font-size="12pt" fo:language="en" fo:country="US" style:font-size-asian="12pt" style:font-size-complex="12pt" style:language-complex="ar" style:country-complex="SA" fo:hyphenate="false" fo:hyphenation-remain-char-count="2" fo:hyphenation-push-char-count="2"/>
    </style:style>
    <style:style style:name="P18" style:family="paragraph" style:parent-style-name="code">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19"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style:font-name-asian="Helv" style:font-size-asian="10pt" style:font-name-complex="Helv" style:font-size-complex="10pt"/>
    </style:style>
    <style:style style:name="P20"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bold" style:font-name-asian="Helv" style:font-size-asian="10pt" style:font-name-complex="Helv" style:font-size-complex="10pt"/>
    </style:style>
    <style:style style:name="P21" style:family="paragraph" style:parent-style-name="Standard">
      <style:paragraph-properties fo:margin-left="0in" fo:margin-right="0in" fo:margin-top="0in" fo:margin-bottom="0in" fo:line-height="100%" fo:text-indent="0in" style:auto-text-indent="false" style:text-autospace="none" style:writing-mode="lr-tb">
        <style:tab-stops>
          <style:tab-stop style:position="-0.5in"/>
          <style:tab-stop style:position="0in"/>
          <style:tab-stop style:position="0.5in"/>
          <style:tab-stop style:position="1in"/>
          <style:tab-stop style:position="1.5in"/>
          <style:tab-stop style:position="2in"/>
          <style:tab-stop style:position="2.5in"/>
          <style:tab-stop style:position="3in"/>
        </style:tab-stops>
      </style:paragraph-properties>
      <style:text-properties fo:color="#000000" style:font-name="Helv" fo:font-size="10pt" fo:font-style="normal" fo:font-weight="normal" style:font-name-asian="Helv" style:font-size-asian="10pt" style:font-name-complex="Helv" style:font-size-complex="10pt"/>
    </style:style>
    <style:style style:name="P22" style:family="paragraph" style:parent-style-name="Standard">
      <style:paragraph-properties fo:margin-left="0in" fo:margin-right="0in" fo:text-indent="0in" style:auto-text-indent="false"/>
    </style:style>
    <style:style style:name="P23" style:family="paragraph" style:parent-style-name="Standard">
      <style:paragraph-properties fo:margin-left="0in" fo:margin-right="0in" fo:text-indent="0in" style:auto-text-indent="false"/>
      <style:text-properties fo:color="#000000" style:font-name="Times New Roman1" fo:font-size="14pt" style:font-name-asian="Times New Roman1" style:font-size-asian="14pt" style:font-name-complex="Times New Roman1" style:font-size-complex="14pt"/>
    </style:style>
    <style:style style:name="P24" style:family="paragraph" style:parent-style-name="Standard">
      <style:paragraph-properties fo:margin-left="0in" fo:margin-right="0in" fo:text-indent="0in" style:auto-text-indent="false"/>
      <style:text-properties fo:color="#000000" style:font-name="Times New Roman1" fo:font-size="12pt" fo:font-weight="bold" style:font-name-asian="Times New Roman1" style:font-size-asian="12pt" style:font-name-complex="Times New Roman1" style:font-size-complex="12pt"/>
    </style:style>
    <style:style style:name="P25" style:family="paragraph" style:parent-style-name="Heading_20_2">
      <style:paragraph-properties fo:margin-left="0in" fo:margin-right="0in" fo:text-indent="0in" style:auto-text-indent="false"/>
    </style:style>
    <style:style style:name="P26" style:family="paragraph" style:parent-style-name="Heading" style:master-page-name="Standard">
      <style:paragraph-properties style:page-number="auto"/>
    </style:style>
    <style:style style:name="P27" style:family="paragraph" style:parent-style-name="Contents_20_2">
      <style:paragraph-properties>
        <style:tab-stops>
          <style:tab-stop style:position="5.8035in" style:type="right" style:leader-style="dotted" style:leader-text="."/>
        </style:tab-stops>
      </style:paragraph-properties>
    </style:style>
    <style:style style:name="P28" style:family="paragraph" style:parent-style-name="Contents_20_3">
      <style:paragraph-properties>
        <style:tab-stops>
          <style:tab-stop style:position="5.6071in" style:type="right" style:leader-style="dotted" style:leader-text="."/>
        </style:tab-stops>
      </style:paragraph-properties>
    </style:style>
    <style:style style:name="P29" style:family="paragraph" style:parent-style-name="Standard" style:list-style-name="L1"/>
    <style:style style:name="P30" style:family="paragraph" style:parent-style-name="Standard" style:list-style-name="L1"/>
    <style:style style:name="P31" style:family="paragraph" style:parent-style-name="Standard" style:list-style-name="L1"/>
    <style:style style:name="P32" style:family="paragraph" style:parent-style-name="Standard" style:list-style-name="L1"/>
    <style:style style:name="P33" style:family="paragraph" style:parent-style-name="Standard" style:list-style-name="L1"/>
    <style:style style:name="P34" style:family="paragraph" style:parent-style-name="Standard" style:list-style-name="L1"/>
    <style:style style:name="P35" style:family="paragraph" style:parent-style-name="Standard" style:list-style-name="L1"/>
    <style:style style:name="P36" style:family="paragraph" style:parent-style-name="Standard" style:list-style-name="L1"/>
    <style:style style:name="P37" style:family="paragraph" style:parent-style-name="Standard" style:list-style-name="L1"/>
    <style:style style:name="P38" style:family="paragraph" style:parent-style-name="Standard" style:list-style-name="L2"/>
    <style:style style:name="P39" style:family="paragraph" style:parent-style-name="Standard" style:list-style-name="L2"/>
    <style:style style:name="P40" style:family="paragraph" style:parent-style-name="Standard" style:list-style-name="L2"/>
    <style:style style:name="P41" style:family="paragraph" style:parent-style-name="Standard" style:list-style-name="L2"/>
    <style:style style:name="P42" style:family="paragraph" style:parent-style-name="Standard" style:list-style-name="L3"/>
    <style:style style:name="P43" style:family="paragraph" style:parent-style-name="Standard" style:list-style-name="L4"/>
    <style:style style:name="P44" style:family="paragraph" style:parent-style-name="Standard" style:list-style-name="L5"/>
    <style:style style:name="P45" style:family="paragraph" style:parent-style-name="Standard" style:list-style-name="L7">
      <style:text-properties style:font-name="Courier New1" fo:font-size="10pt" style:font-size-asian="10pt" style:font-size-complex="10pt"/>
    </style:style>
    <style:style style:name="P46" style:family="paragraph" style:parent-style-name="Standard" style:list-style-name="L7">
      <style:text-properties style:font-name="Courier New1" fo:font-size="10pt" style:font-size-asian="10pt" style:font-size-complex="10pt"/>
    </style:style>
    <style:style style:name="P47" style:family="paragraph" style:parent-style-name="Standard" style:list-style-name="L7">
      <style:text-properties style:font-name="Cambria" fo:font-size="12pt" style:font-size-asian="12pt" style:font-size-complex="12pt"/>
    </style:style>
    <style:style style:name="P48" style:family="paragraph" style:parent-style-name="List_20_Paragraph" style:list-style-name="WW8Num4">
      <style:paragraph-properties fo:margin-left="0in" fo:margin-right="0in" fo:text-indent="0in" style:auto-text-indent="false"/>
    </style:style>
    <style:style style:name="P49" style:family="paragraph" style:parent-style-name="List_20_Paragraph" style:list-style-name="WW8Num4">
      <style:paragraph-properties fo:margin-left="0in" fo:margin-right="0in" fo:text-indent="0in" style:auto-text-indent="false"/>
    </style:style>
    <style:style style:name="P50" style:family="paragraph" style:parent-style-name="List_20_Paragraph" style:list-style-name="WW8Num4">
      <style:paragraph-properties fo:margin-left="0in" fo:margin-right="0in" fo:text-indent="0in" style:auto-text-indent="false"/>
    </style:style>
    <style:style style:name="P51" style:family="paragraph" style:parent-style-name="List_20_Paragraph" style:list-style-name="WW8Num4">
      <style:paragraph-properties fo:margin-left="0in" fo:margin-right="0in" fo:text-indent="0in" style:auto-text-indent="false"/>
    </style:style>
    <style:style style:name="P52" style:family="paragraph" style:parent-style-name="code" style:list-style-name="L4"/>
    <style:style style:name="P53"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4"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5"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6" style:family="paragraph" style:parent-style-name="code" style:list-style-name="L6">
      <style:paragraph-properties fo:text-align="start" style:justify-single-word="false" fo:orphans="0" fo:widows="0" fo:hyphenation-ladder-count="no-limit" style:writing-mode="lr-tb"/>
      <style:text-properties style:use-window-font-color="true" fo:language="en" fo:country="US" style:font-name-asian="Cambria" style:language-complex="ar" style:country-complex="SA" fo:hyphenate="false" fo:hyphenation-remain-char-count="2" fo:hyphenation-push-char-count="2"/>
    </style:style>
    <style:style style:name="P57" style:family="paragraph" style:parent-style-name="Contents_20_1">
      <style:paragraph-properties>
        <style:tab-stops>
          <style:tab-stop style:position="6in" style:type="right" style:leader-style="dotted" style:leader-text="."/>
        </style:tab-stops>
      </style:paragraph-properties>
    </style:style>
    <style:style style:name="T1" style:family="text">
      <style:text-properties fo:font-style="italic" style:font-style-asian="italic"/>
    </style:style>
    <style:style style:name="T2" style:family="text">
      <style:text-properties fo:font-style="italic" style:language-asian="zh" style:country-asian="CN" style:font-style-asian="italic" style:font-style-complex="italic"/>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style:language-asian="zh" style:country-asian="CN"/>
    </style:style>
    <style:style style:name="T6" style:family="text">
      <style:text-properties style:font-name="Courier New1"/>
    </style:style>
    <style:style style:name="T7" style:family="text">
      <style:text-properties style:font-name="Courier New1" fo:font-size="10pt" style:font-size-asian="10pt" style:font-size-complex="10pt"/>
    </style:style>
    <style:style style:name="T8" style:family="text">
      <style:text-properties style:font-name="Courier New1" fo:font-size="10pt" fo:font-weight="normal" style:font-size-asian="10pt" style:font-weight-asian="normal" style:font-size-complex="10pt" style:font-weight-complex="normal"/>
    </style:style>
    <style:style style:name="T9" style:family="text">
      <style:text-properties style:font-name="Courier New1" fo:font-size="11pt" style:font-size-asian="11pt" style:font-size-complex="11pt"/>
    </style:style>
    <style:style style:name="T10" style:family="text">
      <style:text-properties style:use-window-font-color="true" fo:language="en" fo:country="US" style:font-name-asian="Cambria" style:language-complex="ar" style:country-complex="SA"/>
    </style:style>
    <style:style style:name="T11" style:family="text">
      <style:text-properties style:use-window-font-color="true" style:font-name="Courier New1" fo:font-size="10pt" fo:language="en" fo:country="US" style:font-name-asian="Cambria" style:font-size-asian="10pt" style:font-size-complex="10pt" style:language-complex="ar" style:country-complex="SA"/>
    </style:style>
    <style:style style:name="T12" style:family="text">
      <style:text-properties fo:color="#000000" style:font-name="Helv" fo:font-size="10pt" style:font-name-asian="Helv" style:font-size-asian="10pt" style:font-name-complex="Helv" style:font-size-complex="10pt"/>
    </style:style>
    <style:style style:name="T13" style:family="text">
      <style:text-properties fo:color="#000000" style:font-name="Helv" fo:font-size="10pt" fo:font-weight="bold" style:font-name-asian="Helv" style:font-size-asian="10pt" style:font-name-complex="Helv" style:font-size-complex="10pt"/>
    </style:style>
    <style:style style:name="T14" style:family="text">
      <style:text-properties fo:color="#000000" style:font-name="Times New Roman1" fo:font-size="14pt" style:font-name-asian="Times New Roman1" style:font-size-asian="14pt" style:font-name-complex="Times New Roman1" style:font-size-complex="14pt"/>
    </style:style>
    <style:style style:name="T15" style:family="text">
      <style:text-properties fo:font-size="10pt" style:font-size-asian="10pt" style:font-size-complex="10pt"/>
    </style:style>
    <style:style style:name="T16" style:family="text">
      <style:text-properties fo:font-size="12pt" style:font-size-asian="12pt" style:font-size-complex="12pt"/>
    </style:style>
    <style:style style:name="T17" style:family="text">
      <style:text-properties fo:font-size="12pt" fo:font-weight="bold" style:font-size-asian="12pt" style:font-size-complex="12pt"/>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3">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4">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5">
      <text:list-level-style-bullet text:level="1" text:style-name="Bullet_20_Symbols" style:num-suffix="." text:bullet-char="•"/>
      <text:list-level-style-bullet text:level="2" text:style-name="Bullet_20_Symbols" style:num-suffix="." text:bullet-char="◦"/>
      <text:list-level-style-bullet text:level="3" text:style-name="Bullet_20_Symbols" style:num-suffix="." text:bullet-char="▪"/>
      <text:list-level-style-bullet text:level="4" text:style-name="Bullet_20_Symbols" style:num-suffix="." text:bullet-char="•"/>
      <text:list-level-style-bullet text:level="5" text:style-name="Bullet_20_Symbols" style:num-suffix="." text:bullet-char="◦"/>
      <text:list-level-style-bullet text:level="6" text:style-name="Bullet_20_Symbols" style:num-suffix="." text:bullet-char="▪"/>
      <text:list-level-style-bullet text:level="7" text:style-name="Bullet_20_Symbols" style:num-suffix="." text:bullet-char="•"/>
      <text:list-level-style-bullet text:level="8" text:style-name="Bullet_20_Symbols" style:num-suffix="." text:bullet-char="◦"/>
      <text:list-level-style-bullet text:level="9" text:style-name="Bullet_20_Symbols" style:num-suffix="." text:bullet-char="▪"/>
      <text:list-level-style-bullet text:level="10" text:style-name="Bullet_20_Symbols" style:num-suffix="." text:bullet-char="•"/>
    </text:list-style>
    <text:list-style style:name="L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number text:level="1" text:style-name="Numbering_20_Symbols" style:num-suffix="." style:num-format="1"/>
      <text:list-level-style-number text:level="2" text:style-name="Numbering_20_Symbols" style:num-suffix="." style:num-format="1"/>
      <text:list-level-style-number text:level="3" text:style-name="Numbering_20_Symbols" style:num-suffix="." style:num-format="1"/>
      <text:list-level-style-number text:level="4" text:style-name="Numbering_20_Symbols" style:num-suffix="." style:num-format="1"/>
      <text:list-level-style-number text:level="5" text:style-name="Numbering_20_Symbols" style:num-suffix="." style:num-format="1"/>
      <text:list-level-style-number text:level="6" text:style-name="Numbering_20_Symbols" style:num-suffix="." style:num-format="1"/>
      <text:list-level-style-number text:level="7" text:style-name="Numbering_20_Symbols" style:num-suffix="." style:num-format="1"/>
      <text:list-level-style-number text:level="8" text:style-name="Numbering_20_Symbols" style:num-suffix="." style:num-format="1"/>
      <text:list-level-style-number text:level="9" text:style-name="Numbering_20_Symbols" style:num-suffix="." style:num-format="1"/>
      <text:list-level-style-number text:level="10" text:style-name="Numbering_20_Symbols" style:num-suffix="." style:num-format="1"/>
    </text:list-style>
    <number:date-style style:name="N37" number:automatic-order="true">
      <number:month number:style="long"/>
      <number:text>/</number:text>
      <number:day number:style="long"/>
      <number:text>/</number:text>
      <number:year/>
    </number:date-style>
    <number:time-style style:name="N43">
      <number:hours number:style="long"/>
      <number:text>:</number:text>
      <number:minutes number:style="long"/>
      <number:text>:</number:text>
      <number:seconds number:style="long"/>
      <number:text> </number:text>
      <number:am-pm/>
    </number:tim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xCAT Statelite Cookbook</text:p>
      <text:p text:style-name="Standard"><text:span text:style-name="Internet_20_link"/></text:p>
      <text:p text:style-name="Standard"><text:date style:data-style-name="N37" text:date-value="2010-05-07T07:36:18.02">05/07/10</text:date>, <text:time style:data-style-name="N43" text:time-value="2010-02-12T14:39:23" text:fixed="true">02:39:23 PM</text:time></text:p>
      <text:p text:style-name="Standard"/>
      <text:p text:style-name="Standard"/>
      <text:table-of-content text:style-name="Sect1" text:protected="true" text:name="Table of Contents1">
        <text:table-of-content-source text:outline-level="4">
          <text:index-title-template text:style-name="Contents_20_Heading">Table of Contents</text:index-title-template>
          <text:table-of-content-entry-template text:outline-level="1" text:style-name="Contents_20_1">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2" text:style-name="Contents_20_2">
            <text:index-entry-link-start text:style-name="Internet_20_link"/>
            <text:index-entry-link-end/>
            <text:index-entry-link-start text:style-name="Internet_20_link"/>
            <text:index-entry-chapter/>
            <text:index-entry-link-end/>
            <text:index-entry-link-end/>
            <text:index-entry-text/>
            <text:index-entry-link-start text:style-name="Internet_20_link"/>
            <text:index-entry-tab-stop style:type="right" style:leader-char="."/>
            <text:index-entry-page-number/>
          </text:table-of-content-entry-template>
          <text:table-of-content-entry-template text:outline-level="3" text:style-name="Contents_20_3">
            <text:index-entry-link-start text:style-name="Internet_20_link"/>
            <text:index-entry-link-end/>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7"><text:a xlink:type="simple" xlink:href="#1.Introduction|outline" text:style-name="Internet_20_link" text:visited-style-name="Internet_20_link">1</text:a>Introduction<text:tab/>2</text:p>
          <text:p text:style-name="P27"><text:a xlink:type="simple" xlink:href="#1.1.Limitations|outline" text:style-name="Internet_20_link" text:visited-style-name="Internet_20_link">1.1</text:a>Limitations<text:tab/>3</text:p>
          <text:p text:style-name="P57"><text:a xlink:type="simple" xlink:href="#2.Configuring Statelite |outline" text:style-name="Internet_20_link" text:visited-style-name="Internet_20_link">2</text:a>Configuring Statelite <text:tab/>3</text:p>
          <text:p text:style-name="P27"><text:a xlink:type="simple" xlink:href="#2.1.Lock Down main image|outline" text:style-name="Internet_20_link" text:visited-style-name="Internet_20_link">2.1</text:a>Lock Down main image<text:tab/>3</text:p>
          <text:p text:style-name="P27"><text:a xlink:type="simple" xlink:href="#2.2.litefile table|outline" text:style-name="Internet_20_link" text:visited-style-name="Internet_20_link">2.2</text:a>litefile table<text:tab/>4</text:p>
          <text:p text:style-name="P27"><text:a xlink:type="simple" xlink:href="#2.3.litetree table|outline" text:style-name="Internet_20_link" text:visited-style-name="Internet_20_link">2.3</text:a>litetree table<text:tab/>5</text:p>
          <text:p text:style-name="P27"><text:a xlink:type="simple" xlink:href="#2.4.statelite table|outline" text:style-name="Internet_20_link" text:visited-style-name="Internet_20_link">2.4</text:a>statelite table<text:tab/>6</text:p>
          <text:p text:style-name="P27"><text:a xlink:type="simple" xlink:href="#2.5.Policy|outline" text:style-name="Internet_20_link" text:visited-style-name="Internet_20_link">2.5</text:a>Policy<text:tab/>7</text:p>
          <text:p text:style-name="P27"><text:a xlink:type="simple" xlink:href="#2.6.Add Linux Distro Packages|outline" text:style-name="Internet_20_link" text:visited-style-name="Internet_20_link">2.6</text:a>Add Linux Distro Packages<text:tab/>7</text:p>
          <text:p text:style-name="P27"><text:a xlink:type="simple" xlink:href="#2.7.Add Third-Party Software|outline" text:style-name="Internet_20_link" text:visited-style-name="Internet_20_link">2.7</text:a>Add Third-Party Software<text:tab/>8</text:p>
          <text:p text:style-name="P27"><text:a xlink:type="simple" xlink:href="#2.8.Create Statelite Image|outline" text:style-name="Internet_20_link" text:visited-style-name="Internet_20_link">2.8</text:a>Create Statelite Image<text:tab/>8</text:p>
          <text:p text:style-name="P28"><text:a xlink:type="simple" xlink:href="#2.8.1.2.8.1  Prepare the “.postinstall” file |outline" text:style-name="Internet_20_link" text:visited-style-name="Internet_20_link">2.8.1 <text:s/>Prepare the “.postinstall” file </text:a><text:tab/>8</text:p>
          <text:p text:style-name="P28"><text:a xlink:type="simple" xlink:href="#2.8.2.Rules for evaluating postinstall file |outline" text:style-name="Internet_20_link" text:visited-style-name="Internet_20_link">Rules for evaluating postinstall file </text:a><text:tab/>9</text:p>
          <text:p text:style-name="P28"><text:a xlink:type="simple" xlink:href="#2.8.3.2.8.2  Run “genimage” command|outline" text:style-name="Internet_20_link" text:visited-style-name="Internet_20_link">2.8.2 <text:s/>Run “genimage” command</text:a><text:tab/>9</text:p>
          <text:p text:style-name="P27"><text:a xlink:type="simple" xlink:href="#2.9.Setting up Post install scripts for statelite|outline" text:style-name="Internet_20_link" text:visited-style-name="Internet_20_link">2.9</text:a>Setting up Post install scripts for statelite<text:tab/>10</text:p>
          <text:p text:style-name="P27"><text:a xlink:type="simple" xlink:href="#2.10.Modify statelite image|outline" text:style-name="Internet_20_link" text:visited-style-name="Internet_20_link">2.10</text:a>Modify statelite image<text:tab/>10</text:p>
          <text:p text:style-name="P27"><text:a xlink:type="simple" xlink:href="#2.11.Installing a new Kernel in the statelite image  (This  is not verified)|outline" text:style-name="Internet_20_link" text:visited-style-name="Internet_20_link">2.11</text:a>Installing a new Kernel in the statelite image <text:s/>(This <text:s/>is not verified)<text:tab/>11</text:p>
          <text:p text:style-name="P27"><text:a xlink:type="simple" xlink:href="#2.12. Run liteimg command|outline" text:style-name="Internet_20_link" text:visited-style-name="Internet_20_link">2.12</text:a> Run liteimg command<text:tab/>11</text:p>
          <text:p text:style-name="P27"><text:a xlink:type="simple" xlink:href="#2.13. Set the boot state to “statelite”|outline" text:style-name="Internet_20_link" text:visited-style-name="Internet_20_link">2.13</text:a> Set the boot state to “statelite”<text:tab/>12</text:p>
          <text:p text:style-name="P27"><text:a xlink:type="simple" xlink:href="#2.14. Install the Node|outline" text:style-name="Internet_20_link" text:visited-style-name="Internet_20_link">2.14</text:a> Install the Node<text:tab/>12</text:p>
          <text:p text:style-name="P57"><text:a xlink:type="simple" xlink:href="#3.New Commands|outline" text:style-name="Internet_20_link" text:visited-style-name="Internet_20_link">3</text:a>New Commands<text:tab/>13</text:p>
          <text:p text:style-name="P57"><text:a xlink:type="simple" xlink:href="#4.Statelite Directory Structure|outline" text:style-name="Internet_20_link" text:visited-style-name="Internet_20_link">4</text:a>Statelite Directory Structure<text:tab/>13</text:p>
          <text:p text:style-name="P27"><text:a xlink:type="simple" xlink:href="#4.1. The noderes Table|outline" text:style-name="Internet_20_link" text:visited-style-name="Internet_20_link">4.1</text:a> The noderes Table<text:tab/>14</text:p>
          <text:p text:style-name="P57"><text:a xlink:type="simple" xlink:href="#5.Adding/updating software and files for the running nodes|outline" text:style-name="Internet_20_link" text:visited-style-name="Internet_20_link">5</text:a>Adding/updating software and files for the running nodes<text:tab/>14</text:p>
          <text:p text:style-name="P57"><text:a xlink:type="simple" xlink:href="#6.Hierarchy Support |outline" text:style-name="Internet_20_link" text:visited-style-name="Internet_20_link">6</text:a>Hierarchy Support <text:tab/>14</text:p>
          <text:p text:style-name="P27"><text:a xlink:type="simple" xlink:href="#6.1.Setup the diskfull service node|outline" text:style-name="Internet_20_link" text:visited-style-name="Internet_20_link">6.1</text:a>Setup the diskfull service node<text:tab/>14</text:p>
          <text:p text:style-name="P27"><text:a xlink:type="simple" xlink:href="#6.2.Generate the statelite image|outline" text:style-name="Internet_20_link" text:visited-style-name="Internet_20_link">6.2</text:a>Generate the statelite image<text:tab/>15</text:p>
          <text:p text:style-name="P27"><text:a xlink:type="simple" xlink:href="#6.3.Sync the “/install” directory|outline" text:style-name="Internet_20_link" text:visited-style-name="Internet_20_link">6.3</text:a>Sync the “/install” directory<text:tab/>15</text:p>
          <text:p text:style-name="P27"><text:a xlink:type="simple" xlink:href="#6.4.Set the boot state to “statelite”|outline" text:style-name="Internet_20_link" text:visited-style-name="Internet_20_link">6.4</text:a>Set the boot state to “statelite”<text:tab/>15</text:p>
          <text:p text:style-name="P27"><text:a xlink:type="simple" xlink:href="#6.5.Install the Node|outline" text:style-name="Internet_20_link" text:visited-style-name="Internet_20_link">6.5</text:a>Install the Node<text:tab/>15</text:p>
          <text:p text:style-name="P57"><text:a xlink:type="simple" xlink:href="#7.Debugging techniques|outline" text:style-name="Internet_20_link" text:visited-style-name="Internet_20_link">7</text:a>Debugging techniques<text:tab/>15</text:p>
        </text:index-body>
      </text:table-of-content>
      <text:p text:style-name="Standard"/>
      <text:p text:style-name="Standard"/>
      <text:p text:style-name="Standard"/>
      <text:h text:style-name="Heading_20_1" text:outline-level="1"><text:bookmark text:name="__RefHeading__2780_756506716"/><text:soft-page-break/>Introduction</text:h>
      <text:p text:style-name="Standard"/>
      <text:p text:style-name="Standard">This document details a design for native xCAT NFS Root. <text:s/>We call the design statelite, <text:s/>because in addition to having an NFS Root implementation, some files can be stored persistently and maintain state through reboots.</text:p>
      <text:p text:style-name="Standard"/>
      <text:p text:style-name="Standard">Statelite provides an efficient and flexible diskless solution, <text:s/>because most of the OS image is NFS mounted read-only, but also have a configurable list of directories and files that can be read-write. <text:s/>The read-write files can either be persistent across reboots, or volatile (restoring to original state after reboot).</text:p>
      <text:p text:style-name="Standard"/>
      <text:p text:style-name="Standard">Statelite offers the following advantages over xCAT’s stateless (RAMdisk) implementation:</text:p>
      <text:p text:style-name="Standard"/>
      <text:list text:style-name="L1">
        <text:list-header>
          <text:p text:style-name="P29">1. <text:s/>Some files can be made persistent over reboot. <text:s/>This is useful for license files or database servers where some state is needed. <text:s/>However, you still get the advantage of only having to manage a single image.</text:p>
          <text:p text:style-name="P29"/>
          <text:p text:style-name="P29">2. <text:s/>Changes to hundreds of machines can take place instantly, and automatically, by updating one main image. <text:s/>In most cases, machines do not need to reboot for these changes to take affect. <text:s/></text:p>
          <text:p text:style-name="P29"/>
          <text:p text:style-name="P29">3. <text:s/>Ease of administration by being able to lock down an image. <text:s/>Many parts of the image can be read-only, so no modifications can transpire without updating the main image.</text:p>
          <text:p text:style-name="P29"/>
          <text:p text:style-name="P29">4. <text:s/>Files can be managed in a hierarchical manner. <text:s/>For example: <text:s/>Suppose you have a machine that is in one lab in Tokyo and another in London. You could set table values for those machines in the xCAT database to allow machines to sync from different places based on their attributes. <text:s/>This allows you to have one base image with multiple sources of file overlay.</text:p>
          <text:p text:style-name="P29"/>
          <text:p text:style-name="P29">5. <text:s/>Ideal for virtualization – In a virtual environment, you may not want a disk image <text:s/>(neither stateless nor stateful) on every virtual node as it consumes memory and disk. <text:s/>Virtualizing with the statelite approach allows for images to be smaller, easier to manage, use less disk, less memory, and more flexible.</text:p>
        </text:list-header>
      </text:list>
      <text:p text:style-name="Standard"/>
      <text:p text:style-name="P1">Disadvantages</text:p>
      <text:list text:style-name="L2">
        <text:list-item>
          <text:p text:style-name="P38"><text:s/>NFS Root requires more network traffic to run as the majority of the disk image runs over NFS. <text:s/>This may depend on your workload, but can be minimized.</text:p>
          <text:p text:style-name="P38"/>
        </text:list-item>
        <text:list-item>
          <text:p text:style-name="P38"><text:s/>NFS Root can be complex to set up. <text:s/>As more files are created in different places ,there are greater chances for failures. <text:s/>We think this flexibility is also one of the great virtues of Statelite. <text:s/>The image can work in nearly any <text:soft-page-break/>environment.</text:p>
          <text:p text:style-name="P38"/>
        </text:list-item>
      </text:list>
      <text:h text:style-name="Heading_20_2" text:outline-level="2"><text:bookmark text:name="__RefHeading__2782_756506716"/><text:reference-mark-start text:name="Limitations"/>Limitations<text:reference-mark-end text:name="Limitations"/></text:h>
      <text:p text:style-name="Standard"/>
      <text:p text:style-name="Standard"/>
      <text:p text:style-name="Standard">Currently, statelite has only been tested on Red Hat and Red Hat Clone environments on x86_64 platforms, and SLES11 (SuSE Linux Enterprise Server 11) on POWER systems. <text:s/>We have no reason to think it won't work Red Hat on POWER and SLES11 on x86_64.</text:p>
      <text:p text:style-name="Standard"/>
      <text:p text:style-name="Standard">Statelite does not yet support hierarchical clusters (those with service nodes).</text:p>
      <text:p text:style-name="Standard"/>
      <text:p text:style-name="Standard">A diskless implementation <text:s text:c="2"/>similar to statelite is available with xCAT on AIX.</text:p>
      <text:p text:style-name="Standard"/>
      <text:p text:style-name="Standard">Only one statelite image may be defined for a node or noderange. </text:p>
      <text:h text:style-name="Heading_20_1" text:outline-level="1"><text:bookmark text:name="__RefHeading__2784_756506716"/>Configuring Statelite </text:h>
      <text:p text:style-name="Standard"/>
      <text:p text:style-name="Standard">Getting started with Statelite provisioning requires that you have xCAT set up and running. <text:s/>Before continuing with the rest of this document, the xCAT management node must be set up, and the nodes' hardware control, resource, and type attributes must be defined as described in the <text:a xlink:type="simple" xlink:href="http://xcat.svn.sourceforge.net/viewvc/xcat/xcat-core/trunk/xCAT-client/share/doc/xCAT2top.pdf">xCAT Top Doc</text:a>.</text:p>
      <text:p text:style-name="Standard"/>
      <text:p text:style-name="Standard">Please report any errors to the xCAT mailing list (<text:a xlink:type="simple" xlink:href="https://lists.sourceforge.net/lists/listinfo/xcat-user">https://lists.sourceforge.net/lists/listinfo/xcat-user</text:a>).</text:p>
      <text:h text:style-name="Heading_20_2" text:outline-level="2"><text:bookmark text:name="__RefHeading__2786_756506716"/>Lock Down main image</text:h>
      <text:p text:style-name="Standard"/>
      <text:p text:style-name="Standard">Any statelite image will need some files to be read/writable for individual nodes. <text:s/>But we encourage you to first lock down the main image. <text:s/>The image will be placed in <text:span text:style-name="T7">/install/netboot/&lt;os&gt;/&lt;arch&gt;/&lt;profile&gt;/rootimg</text:span> after running <text:span text:style-name="T6">genimage</text:span> (later in this doc). <text:s/></text:p>
      <text:p text:style-name="Standard"/>
      <text:p text:style-name="Standard">xCAT, by default, during installation will create on the Management Node an /etc/exports entry that exports the /install directory read/writeable. <text:s/>Change it to read-only, so it looks as follows:</text:p>
      <text:p text:style-name="Standard"/>
      <text:p text:style-name="code">/install *(ro,no_root_squash,sync,no_subtree_check)</text:p>
      <text:p text:style-name="Standard"/>
      <text:p text:style-name="Standard">Restart the NFS server:</text:p>
      <text:p text:style-name="Standard"/>
      <text:p text:style-name="code">service nfs restart</text:p>
      <text:p text:style-name="Standard"/>
      <text:h text:style-name="Heading_20_2" text:outline-level="2"><text:bookmark text:name="__RefHeading__2788_756506716"/><text:soft-page-break/>litefile table</text:h>
      <text:h text:style-name="Heading_20_3" text:outline-level="3"/>
      <text:p text:style-name="Standard"/>
      <text:p text:style-name="Standard">The litefile table specifies the directories and files on the statelite nodes that should be readwrite, persistent, or readonly overlay. <text:s/>All other files in the statelite nodes come from the readonly statelite image. <text:s/>See <text:s/><text:a xlink:type="simple" xlink:href="http://xcat.sourceforge.net/man5/litefile.5.html">litefile man page <text:s/></text:a>for details on the file attributes.</text:p>
      <text:p text:style-name="Standard"/>
      <text:p text:style-name="Standard"/>
      <text:p text:style-name="P1">Sample Data for RedHat </text:p>
      <text:p text:style-name="Standard">Notice that all files are in tmpfs, the default for the options field. This gives you an NFS root solution with no persistent storage. <text:s/></text:p>
      <text:p text:style-name="Standard"/>
      <text:p text:style-name="code">#image,file,options,comments,disable</text:p>
      <text:p text:style-name="code">"ALL","/etc/adjtime",,,</text:p>
      <text:p text:style-name="code">"ALL","/etc/fstab",,,</text:p>
      <text:p text:style-name="code">"ALL","/etc/inittab",,,</text:p>
      <text:p text:style-name="code">"ALL","/etc/lvm/.cache",,,</text:p>
      <text:p text:style-name="code">"ALL","/etc/mtab",,,</text:p>
      <text:p text:style-name="code">"ALL","/etc/ntp.conf",,,</text:p>
      <text:p text:style-name="code">"ALL","/etc/ntp.conf.predhclient",,,</text:p>
      <text:p text:style-name="code">"ALL","/etc/resolv.conf",,,</text:p>
      <text:p text:style-name="code">"ALL","/etc/resolv.conf.predhclient",,,</text:p>
      <text:p text:style-name="code">"ALL","/etc/ssh/",,,</text:p>
      <text:p text:style-name="code">"ALL","/tmp/",,,</text:p>
      <text:p text:style-name="code">"ALL","/var/account/",,,</text:p>
      <text:p text:style-name="code">"ALL","/var/arpwatch",,,</text:p>
      <text:p text:style-name="code">"ALL","/var/cache/alchemist",,,</text:p>
      <text:p text:style-name="code">"ALL","/var/cache/foomatic/",,,</text:p>
      <text:p text:style-name="code">"ALL","/var/cache/logwatch/",,,</text:p>
      <text:p text:style-name="code">"ALL","/var/cache/man/",,,</text:p>
      <text:p text:style-name="code">"ALL","/var/cache/mod_ssl/",,,</text:p>
      <text:p text:style-name="code">"ALL","/var/cache/mod_proxy/",,,</text:p>
      <text:p text:style-name="code">"ALL","/var/cache/php-pear/",,,</text:p>
      <text:p text:style-name="code">"ALL","/var/cache/systemtap/",,,</text:p>
      <text:p text:style-name="code">"ALL","/var/empty/",,,</text:p>
      <text:p text:style-name="code">"ALL","/var/db/nscd/",,,</text:p>
      <text:p text:style-name="code">"ALL","/var/gdm/",,,</text:p>
      <text:p text:style-name="code">"ALL","/var/lib/dav/",,,</text:p>
      <text:p text:style-name="code">"ALL","/var/lib/dhcp/",,,</text:p>
      <text:p text:style-name="code">"ALL","/var/lib/dhclient/",,,</text:p>
      <text:p text:style-name="code">"ALL","/var/lib/php/",,,</text:p>
      <text:p text:style-name="code">"ALL","/var/lib/scsi/",,,</text:p>
      <text:p text:style-name="code">"ALL","/var/lib/ups/",,,</text:p>
      <text:p text:style-name="code">"ALL","/var/lib/random-seed",,,</text:p>
      <text:p text:style-name="code">"ALL","/var/lib/iscsi",,,</text:p>
      <text:p text:style-name="code">"ALL","/var/lib/logrotate.status",,,</text:p>
      <text:p text:style-name="code">"ALL","/var/lib/ntp/",,,</text:p>
      <text:p text:style-name="code">"ALL","/var/lib/xen/ntp",,,</text:p>
      <text:p text:style-name="code">"ALL","/var/lock/",,,</text:p>
      <text:p text:style-name="code">"ALL","/var/log/",,,</text:p>
      <text:p text:style-name="code">"ALL","/var/run/",,,</text:p>
      <text:p text:style-name="code"><text:soft-page-break/>"ALL","/var/tmp/",,,</text:p>
      <text:p text:style-name="code">"ALL","/var/tux/",,,</text:p>
      <text:p text:style-name="code">"ALL","/opt/xcat/",,,</text:p>
      <text:p text:style-name="code">"ALL","/xcatpost/",,,</text:p>
      <text:p text:style-name="Standard"/>
      <text:p text:style-name="P1">Sample Data for SLES11</text:p>
      <text:p text:style-name="P9"/>
      <text:p text:style-name="Standard"/>
      <text:p text:style-name="code">#image,file,options,comments,disable</text:p>
      <text:p text:style-name="code">"ALL","/etc/inittab",,,</text:p>
      <text:p text:style-name="code">"ALL","/etc/lvm/.cache",,,</text:p>
      <text:p text:style-name="code">"ALL","/etc/mtab",,,</text:p>
      <text:p text:style-name="code">"ALL","/etc/ntp.conf",,,</text:p>
      <text:p text:style-name="code">"ALL","/etc/resolv.conf",,,</text:p>
      <text:p text:style-name="code">"ALL","/etc/ssh/",,,</text:p>
      <text:p text:style-name="code">"ALL","/etc/sysconfig/",,,</text:p>
      <text:p text:style-name="code">"ALL","/etc/syslog-ng/",,,</text:p>
      <text:p text:style-name="code">"ALL","/tmp/",,,</text:p>
      <text:p text:style-name="code">"ALL","/var/tmp/",,,</text:p>
      <text:p text:style-name="code">"ALL","/var/run/",,,</text:p>
      <text:p text:style-name="code">"ALL","/etc/yp.conf",,,</text:p>
      <text:p text:style-name="code">"ALL","/var/lib/",,,</text:p>
      <text:p text:style-name="code">"ALL","/var/empty/",,,</text:p>
      <text:p text:style-name="code">"ALL","/var/spool/",,,</text:p>
      <text:p text:style-name="code">"ALL","/var/lock/",,,</text:p>
      <text:p text:style-name="code">"ALL","/var/log/",,,</text:p>
      <text:p text:style-name="code">"ALL","/var/cache/",,,</text:p>
      <text:p text:style-name="code">"ALL","/etc/fstab",,,</text:p>
      <text:p text:style-name="code">"ALL","/var/adm/",,,</text:p>
      <text:p text:style-name="code">"ALL","/root/.viminfo",,,</text:p>
      <text:p text:style-name="code">"ALL","/root/.bash_history",,,</text:p>
      <text:p text:style-name="code">"ALL","/opt/xcat/",,,</text:p>
      <text:p text:style-name="code">"ALL","/xcatpost/",,,</text:p>
      <text:p text:style-name="Standard"/>
      <text:p text:style-name="Standard">Use the command</text:p>
      <text:p text:style-name="Standard"/>
      <text:p text:style-name="code">tabedit litefile</text:p>
      <text:p text:style-name="Standard"/>
      <text:p text:style-name="Standard">to copy/paste the above sample lines into the litefile table.</text:p>
      <text:p text:style-name="Standard"/>
      <text:p text:style-name="P3">Note: It is recommended that DO NOT change their default options, since some file are necessary for the node to boot up, for example, “/etc/ssh/”, “/etc/mtab”. </text:p>
      <text:p text:style-name="P3">Before you change the default option, you must make sure it won't affect the system.</text:p>
      <text:h text:style-name="Heading_20_2" text:outline-level="2">litetree table</text:h>
      <text:p text:style-name="Standard"/>
      <text:p text:style-name="Standard">The litetree table controls where the initial content of the files in the litefile table come from, and the long term content of the “ro” files. <text:s/>When a node boots up in statelite mode, it will by default copy all of its tmpfs files from the /.default directory of the root image. <text:s text:c="2"/>You may decide that you want some of the files pulled from different locations that are different per node. <text:s/></text:p>
      <text:p text:style-name="Standard"/>
      <text:p text:style-name="Standard"><text:soft-page-break/>See l<text:a xlink:type="simple" xlink:href="http://xcat.sourceforge.net/man5/litetree.5.html">itetree man page</text:a> for description of attributes.</text:p>
      <text:p text:style-name="Standard"/>
      <text:p text:style-name="Standard">For example, a user may have two directories with a different <text:span text:style-name="T1">/etc/motd</text:span> that should be used for nodes in two locations:</text:p>
      <text:p text:style-name="Standard"/>
      <text:p text:style-name="code">10.0.0.1:/syncdirs/newyork-590Madison/rhels5.4/x86_64/compute/etc/motd</text:p>
      <text:p text:style-name="code">10.0.0.1:/syncdirs/shanghai-11foo/rhels5.4/x86_64/compute/etc/motd</text:p>
      <text:p text:style-name="Standard"/>
      <text:p text:style-name="Standard">You can specify this in one row in the litetree table:</text:p>
      <text:p text:style-name="code">1,,10.0.0.1:/syncdirs/$nodepos.room/$nodetype.os/$nodetype.arch/$nodetype.profile</text:p>
      <text:p text:style-name="code"/>
      <text:p text:style-name="Standard">When each statelite node boots, the variables in the litetree table will be substituted with the values for that node to locate the correct directory to use. <text:s/>Assuming that /etc/motd was specified in the litefile table, it will be searched for in all of the directories specified in the litetree table and found in this one.</text:p>
      <text:p text:style-name="Standard"/>
      <text:p text:style-name="Standard">You may also want to look by default into directories containing the node name first:</text:p>
      <text:p text:style-name="code">$noderes.nfsserver:/syncdirs/$node</text:p>
      <text:p text:style-name="Standard"/>
      <text:p text:style-name="Standard">The litetree prioritizes where node files are found. <text:s/>The first field is the priority. <text:s/>The second field is the image name (ALL for all images) and the final field is the mount point. <text:s/></text:p>
      <text:p text:style-name="Standard"/>
      <text:p text:style-name="Standard">Our example is as follows:</text:p>
      <text:p text:style-name="code">1,,$noderes.nfsserver:/statelite/$node</text:p>
      <text:p text:style-name="code">2,,cnfs:/gpfs/dallas/</text:p>
      <text:p text:style-name="Standard"/>
      <text:p text:style-name="Standard">The two directories /statelite/$node on the node’s $noderes.nfsserver and the /gpfs/dallas on the node cnfs contain root tree structures that are sparsely populated with files that we want to place in those nodes. <text:s/>If files are not found in the first directory, it goes to the next directory. <text:s/>If none of the files can be found in the litetree hierarchy, then they are searched for in /.default on the local image.</text:p>
      <text:p text:style-name="Standard"/>
      <text:p text:style-name="Standard"/>
      <text:h text:style-name="Heading_20_2" text:outline-level="2">statelite table</text:h>
      <text:p text:style-name="Standard">You may want some files in the image to be stored permanently, to survive reboots. <text:s text:c="2"/>This is done by entering the information into the <text:span text:style-name="T9">statelite</text:span> table. <text:s/></text:p>
      <text:p text:style-name="Standard"/>
      <text:p text:style-name="Standard">See <text:a xlink:type="simple" xlink:href="http://xcat.sourceforge.net/man5/statelite.5.html">statelite man page</text:a> for description of the attributes.</text:p>
      <text:p text:style-name="Standard">Note:<text:span text:style-name="T12">In the statelite table, <text:s/>the node <text:s/>or nodegroups in the table must be unique; <text:s/>that is a node should appear only once in the table, <text:s/>as itself or as the <text:s/>member of a group. <text:s text:c="3"/>This makes sure that only <text:s/>one statelite image can be assigned to a node. <text:s text:c="4"/>See </text:span><text:span text:style-name="T12"><text:reference-ref text:reference-format="text" text:ref-name="Limitations">Limitations</text:reference-ref></text:span><text:span text:style-name="T12">.</text:span></text:p>
      <text:p text:style-name="Standard"/>
      <text:p text:style-name="code"/>
      <text:p text:style-name="Standard">An example would be:</text:p>
      <text:p text:style-name="code">"japan",,"cnfs:/gpfs/state",,,</text:p>
      <text:p text:style-name="Standard"><text:soft-page-break/></text:p>
      <text:p text:style-name="Standard">Any nodes in the japan node group will have their state stored in the <text:span text:style-name="T7">/gpfs/state</text:span> directory on the machine known as cnfs. <text:s/>The image field should not be updated, <text:s/>currently it is not used.</text:p>
      <text:p text:style-name="Standard"/>
      <text:p text:style-name="Standard">When the node boots up, then the value of statemnt will be mounted to <text:span text:style-name="T7">/.statelite/persistent</text:span>. <text:s/>The code will then create the following subdirectory <text:span text:style-name="T7">/.statelite/persistent/&lt;nodename&gt;</text:span></text:p>
      <text:p text:style-name="Standard">This directory will be the root of the image for this node's persistent files.</text:p>
      <text:p text:style-name="Standard"/>
      <text:p text:style-name="Standard">To set the “<text:span text:style-name="T9">statemnt</text:span>” value, <text:s/>you can use variables in xCAT database, <text:s/>it follows the grammar in the <text:span text:style-name="T9">litetree</text:span> table, <text:s/>for example:</text:p>
      <text:p text:style-name="code">#node,image,statemnt,comments,disable</text:p>
      <text:p text:style-name="code">"hv32lpar05",,"$noderes.nfsserver:/lite/state/$nodetype.profile",,</text:p>
      <text:p text:style-name="Standard"/>
      <text:p text:style-name="Standard"><text:span text:style-name="T4">Note</text:span>: <text:s/>Do not name your persistent storage directory with <text:s/>the node name, as the node name <text:s/>will be added <text:s/>in the directory automatically. <text:s text:c="2"/>If you do, then a directory named <text:span text:style-name="T9">/state/n01</text:span> will have its state tree inside <text:span text:style-name="T9">/state/n01/n0</text:span>1. <text:s/></text:p>
      <text:p text:style-name="Standard"/>
      <text:h text:style-name="Heading_20_2" text:outline-level="2"><text:bookmark text:name="__RefHeading__2794_756506716"/>Policy</text:h>
      <text:p text:style-name="Standard">Ensure policies are set up correctly. <text:s/>When a node boots up, it queries the xCAT database to get the lite-files and the lite-tree. <text:s/>In order for this to work, the command must be set in the policy table to allow nodes to request it. <text:s/>(This should happen automatically when xCAT is installed, but you may want to verify it if you experience problems booting.)</text:p>
      <text:p text:style-name="Standard"/>
      <text:p text:style-name="code">chtab priority=4.7 policy.commands=litefile policy.rule=allow</text:p>
      <text:p text:style-name="code">chtab priority=4.8 policy.commands=litetree policy.rule=allow</text:p>
      <text:p text:style-name="Standard"/>
      <text:h text:style-name="Heading_20_2" text:outline-level="2"><text:bookmark text:name="__RefHeading__2796_756506716"/>Add Linux Distro Packages</text:h>
      <text:p text:style-name="Standard">If you haven't already done so, copy the packages from the distro media into /install. <text:s/>For example:</text:p>
      <text:p text:style-name="Standard"/>
      <text:p text:style-name="code">copycds /iso/RHEL5.2-Server-20080430.0-x86_64-DVD.iso</text:p>
      <text:p text:style-name="Standard"/>
      <text:p text:style-name="Standard">Now create a list of <text:s/>distro packages that should be installed into the image. <text:s/>You should start with the base packages in the compute template. <text:s/>These are required. <text:s/>For example:</text:p>
      <text:p text:style-name="Standard"/>
      <text:p text:style-name="code">mkdir -p /install/custom/netboot/rh</text:p>
      <text:p text:style-name="code">cd /install/custom/netboot/rh</text:p>
      <text:p text:style-name="code">cp <text:span text:style-name="T5">/netboot/rh/compute.pkglist</text:span> compute.pkglist</text:p>
      <text:p text:style-name="Standard"/>
      <text:p text:style-name="Standard">You can then add more packages to the compute .pkglist <text:span text:style-name="T5">by editing compute .pkglist</text:span>.</text:p>
      <text:h text:style-name="Heading_20_2" text:outline-level="2"><text:bookmark text:name="__RefHeading__2798_756506716"/><text:soft-page-break/>Add Third-Party Software</text:h>
      <text:p text:style-name="Standard">If you have additional software that you want in the image, you can add it to the distro package directory that was created in the previous step and then rerun createrepo. <text:s/>But if you want to keep your distro package directory pristine, with only distro files in it, you can use xCAT's otherpkgs support:</text:p>
      <text:p text:style-name="Standard"/>
      <text:list text:style-name="L3">
        <text:list-header>
          <text:p text:style-name="P42">Create a directory on your management node named “/install/post/otherpkgs/&lt;OS&gt;/&lt;ARCH&gt;/”, and put your third party rpm packages into the directory:</text:p>
        </text:list-header>
      </text:list>
      <text:p text:style-name="code"><text:tab/><text:tab/>mkdir /install/post/otherpkgs/rhels5.3/x86_64</text:p>
      <text:p text:style-name="code"><text:tab/><text:tab/># put RPMs in there</text:p>
      <text:p text:style-name="code"/>
      <text:list text:style-name="L4">
        <text:list-header>
          <text:p text:style-name="P43">Go to <text:s/>the directory “/install/custom/netboot/&lt;OS&gt;” and add the names of the RPM packages you want in the image into the &lt;profile&gt;.otherpkgs.pkglist file.</text:p>
          <text:p text:style-name="P52"><text:s text:c="12"/>cd /install/custom/netboot/rh <text:s text:c="14"/></text:p>
        </text:list-header>
      </text:list>
      <text:p text:style-name="code"><text:tab/><text:tab/>vi compute.otherpkgs.pkglist</text:p>
      <text:p text:style-name="Standard"/>
      <text:p text:style-name="P15">Note: if some of these RPMs will need write permissions to files on the node, add those files or directories into the “litefile” table. </text:p>
      <text:p text:style-name="Standard"/>
      <text:list text:style-name="L5">
        <text:list-header>
          <text:p text:style-name="P44">Create the .repolist file for your own repository in the same directory as above. <text:s/>The file name is: <text:s/>&lt;PROFILE&gt;.&lt;OS&gt;.&lt;ARCH&gt;.repolist . <text:s/>The file format is:</text:p>
        </text:list-header>
      </text:list>
      <text:p text:style-name="code"><text:tab/><text:tab/>Type|URL|name</text:p>
      <text:p text:style-name="Standard"/>
      <text:p text:style-name="P15">For example, if the repository is local, you can add the repository information as:</text:p>
      <text:p text:style-name="code"><text:s text:c="13"/>cd /install/custom/netboot/rh </text:p>
      <text:p text:style-name="code"><text:s text:c="13"/>vi compute.rh.repolist</text:p>
      <text:p text:style-name="code"><text:tab/><text:tab/>plaindir|file:///install/post/otherpkgs/rhel5.3/x86_64|otherpkgs</text:p>
      <text:p text:style-name="Standard"/>
      <text:p text:style-name="Standard"><text:tab/>If there’s a remote repository, you can add the repository information as:</text:p>
      <text:p text:style-name="code"><text:tab/>rpm-md|http://xcat.sourceforge.net/yum/xcat-dep/rhel5.3/x86_64|xcat-dep</text:p>
      <text:p text:style-name="code"><text:tab/>rpm-md|http://xcat.sourceforge.net/yum/devel/core-snap|core-snap</text:p>
      <text:p text:style-name="Standard"/>
      <text:h text:style-name="Heading_20_2" text:outline-level="2"><text:bookmark text:name="__RefHeading__2800_756506716"/>Create Statelite Image</text:h>
      <text:h text:style-name="Heading_20_3" text:outline-level="3"><text:bookmark text:name="__RefHeading__2802_756506716"/>2.8.1 <text:s/><text:reference-mark-start text:name="Prepare the “.postinstall” file "/>Prepare the “.postinstall” file <text:reference-mark-end text:name="Prepare the “.postinstall” file "/></text:h>
      <text:p text:style-name="P10">By editing <text:s/>the .postinstall file for your profile, <text:s/>you can automate the customization of <text:s/>the root image when the root image is generated by the “<text:span text:style-name="T15">genimage</text:span>” command. </text:p>
      <text:p text:style-name="P10"><text:s/>XCAT supplies a basic *postinstall file with some <text:span text:style-name="T3">required </text:span>setup already in the script. <text:s text:c="2"/>Make sure there is at least one *postinstall file that will be used when you run genimage. <text:s/><text:span text:style-name="T10">The one shipped will setup fstab and rcons to work properly.</text:span></text:p>
      <text:p text:style-name="P6"/>
      <text:p text:style-name="P10">The *postinstall files <text:s/>can be found <text:s/>in “<text:span text:style-name="T15">/opt/xcat/share/xcat/netboot/&lt;OS&gt;/</text:span>” directories. <text:s/>If you need to create your own *postinstall file, first you should copy the <text:s/>basic setup <text:soft-page-break/>supplied <text:s/>in the appropriate *postinstall files. <text:s/><text:span text:style-name="T10"><text:s text:c="2"/>You can add more postinstall process , if you want. If you do modify the script, you should save it in /install/custom/netboot/&lt;os&gt;, <text:s/>so it will not be overlayed with the next install. <text:s text:c="2"/></text:span></text:p>
      <text:h text:style-name="Heading_20_3" text:outline-level="3">Rules for evaluating postinstall file </text:h>
      <text:p text:style-name="Standard">There is a rule ( 2.4 release or later) for which * postinstall files will be selected to be used by genimage. </text:p>
      <text:p text:style-name="Standard">Use <text:s/>these basic rules to edit the correct file <text:s text:c="3"/>in the “<text:span text:style-name="T7">/opt/xcat/share/xcat/netboot/&lt;OS&gt;/</text:span>” directories. <text:s text:c="2"/>The rule allows you to customize you image down to the profile, os and architecture level, if needed. </text:p>
      <text:p text:style-name="Standard"><text:s/>You will find *postinstall files of the following forms:</text:p>
      <text:p text:style-name="Standard"/>
      <text:list text:style-name="L6">
        <text:list-item>
          <text:p text:style-name="P53"><text:tab/>&lt;profile&gt;.&lt;os&gt;.&lt;arch&gt;.postinstall</text:p>
        </text:list-item>
        <text:list-item>
          <text:p text:style-name="P53"><text:tab/>&lt;profile&gt;.&lt;arch&gt;.postinstall</text:p>
        </text:list-item>
        <text:list-item>
          <text:p text:style-name="P53"><text:tab/>&lt;profile&gt;.&lt;os&gt;.postinstall</text:p>
        </text:list-item>
        <text:list-item>
          <text:p text:style-name="P53"><text:tab/>&lt;profile&gt;.postinstall</text:p>
        </text:list-item>
      </text:list>
      <text:p text:style-name="P16"/>
      <text:p text:style-name="Standard">genimage will select the *postinstall file from the list , <text:s/>if it exist, <text:s/>in the order 1-4. This means, if <text:s/>“<text:span text:style-name="T11">&lt;profile&gt;.&lt;os&gt;.&lt;arch&gt;.postinstall</text:span>” is there, <text:s/>it will be <text:s/>used .</text:p>
      <text:p text:style-name="Standard">If there is no such a file, then the “<text:span text:style-name="T11">&lt;profile&gt;.&lt;arch&gt;.postinstall</text:span>” file will be used.</text:p>
      <text:p text:style-name="Standard">If there's no such a file , <text:span text:style-name="T10"><text:s/>then the <text:s/>“&lt;profile&gt;.&lt;os&gt;.postinstall” file will be used.</text:span></text:p>
      <text:p text:style-name="P5">If there is no such file, <text:s/>then it will use <text:s/>“&lt;profile&gt;.postinstall”.</text:p>
      <text:p text:style-name="P5"/>
      <text:p text:style-name="P5">The *postinstall file is actually a bash script, you can add your own code to the basic function supplied in the file. </text:p>
      <text:p text:style-name="P5"/>
      <text:p text:style-name="P7"/>
      <text:h text:style-name="P17" text:outline-level="3"><text:bookmark text:name="__RefHeading__2804_756506716"/>2.8.2 <text:s/>Run “genimage” command</text:h>
      <text:p text:style-name="Standard">After all our tables are set up, it is time to create a base image. In this example, the operating system is RedHat 5.3, and we will name our image “compute ”, so that all our compute ( group) nodes will use that image.</text:p>
      <text:p text:style-name="Standard"/>
      <text:p text:style-name="code">cd /opt/xcat/share/xcat/netboot/rh</text:p>
      <text:p text:style-name="code">./genimage -o rhels5.3 -p compute <text:s/>-i eth0 <text:s text:c="29"/>-n mlx4_core,mlx4_en,igb,bnx2 </text:p>
      <text:p text:style-name="code">-m statelite</text:p>
      <text:p text:style-name="Standard"/>
      <text:p text:style-name="Standard">The genimage command will do several things:</text:p>
      <text:p text:style-name="Standard">1. <text:s/>It will create an image in</text:p>
      <text:p text:style-name="code">/install/netboot/&lt;os&gt;/&lt;arch&gt;/&lt;profile&gt;/rootimg</text:p>
      <text:p text:style-name="code">/install/netboot/rhels5.3/x86_64/compute/rootimg</text:p>
      <text:p text:style-name="Standard">2. <text:s/>It will create a ramdisk and kernel that can be used to boot the initial node.</text:p>
      <text:p text:style-name="code"/>
      <text:p text:style-name="P4">One new option to genimage named “<text:span text:style-name="T8">--permission</text:span>” is added for statelite mode, you can assign user-definable permission for <text:s/>“<text:span text:style-name="T7">/.statelite</text:span>” directory. <text:s/>The default permission is 755, <text:s/>for example:</text:p>
      <text:p text:style-name="P13">./genimage -o rhels5.3 -p compute <text:s/>-i eth0 -n mlx4_core,mlx4_en,igb,bnx2 <text:s/>-m statelite --permission 777</text:p>
      <text:p text:style-name="P13"><text:soft-page-break/></text:p>
      <text:p text:style-name="P13">would make the permission 777 instead of the 755 default</text:p>
      <text:p text:style-name="P4"/>
      <text:p text:style-name="Standard"/>
      <text:h text:style-name="P25" text:outline-level="2"><text:bookmark text:name="__RefHeading__2806_7565067161"/>Setting up Post install scripts for statelite</text:h>
      <text:p text:style-name="P22"/>
      <text:p text:style-name="P22">The setup to run post install scripts for statelite is the same as for an type of install image in xCAT. <text:s text:c="2"/><text:span text:style-name="T14">The first kind of postscript is executed at genimage time, it is executed again the image itself on the MN . You need to create a file called $profile.postinstall and put it under /install/custom/netboot/$os directory. The $profile.postinstall will get called in chroot env against the image before genimage is done. <text:s/>See section </text:span><text:span text:style-name="T14"><text:reference-ref text:reference-format="text" text:ref-name="Prepare the “.postinstall” file ">Prepare the “.postinstall” file </text:reference-ref></text:span><text:span text:style-name="T14">. </text:span></text:p>
      <text:p text:style-name="P23"/>
      <text:p text:style-name="P24">The second kind of postscript is the script that runs on the node during node deployment time. During init.d timeframe, /etc/init.d/gettyset calls /opt/xcat/xcatdsklspost that in the image. /opt/xcat/xcatdsklspost uses wget via ftp to get all the postscripts under mn:/install/postscripts and copy them to /xcatpost directory. It uses openssl or stunnel to connect to the rmcd on the mn to get all the postscript names for the node from the postsctipts table. It then calls the postscripts for the node one by one. Among them, there is one called "remoteshell" from the "xcatdefaults" row that setup the ssh keys and other credentials between the mn and the node.</text:p>
      <text:p text:style-name="P24"/>
      <text:p text:style-name="P23"><text:span text:style-name="T17">See the </text:span><text:a xlink:type="simple" xlink:href="http://xcat.svn.sourceforge.net/viewvc/xcat/xcat-core/trunk/xCAT-client/share/doc/xCAT2top.pdf"><text:span text:style-name="T17">TopDOC Appendix D</text:span></text:a><text:span text:style-name="T17"> for setting up postinstall scripts. </text:span><text:span text:style-name="T16"><text:line-break/></text:span></text:p>
      <text:h text:style-name="P25" text:outline-level="2"><text:bookmark text:name="__RefHeading__2806_756506716"/>Modify statelite image</text:h>
      <text:p text:style-name="P2"/>
      <text:p text:style-name="Standard">Since the files that were now just created will be the default for all the files listed in the litefile table, you can edit the image directly by visiting the root tree in:</text:p>
      <text:p text:style-name="code"/>
      <text:p text:style-name="code">/install/netboot/&lt;os&gt;/&lt;arch&gt;/&lt;profile&gt;/rootimg </text:p>
      <text:p text:style-name="code">cd /install/netboot/rhels5.3/x86_64/compute/rootimg</text:p>
      <text:p text:style-name="code"/>
      <text:p text:style-name="Standard">You can run <text:span text:style-name="T7">chroot</text:span> to make additional changes in the image, for example, <text:s/>yum/zypper updates/install using the <text:span text:style-name="T7">–installroot</text:span> flag. <text:s/></text:p>
      <text:p text:style-name="Standard"/>
      <text:p text:style-name="Standard">For Red Hat it is necessary is to copy some passwd files and ssh settings from xCAT into the image. <text:span text:style-name="T2">Note: <text:s/>don't run the following commands for SLES.</text:span></text:p>
      <text:p text:style-name="Standard"/>
      <text:p text:style-name="code">cd /opt/xcat/share/xcat/netboot/add-on/statelite</text:p>
      <text:p text:style-name="code">./add_passwd /install/netboot/rhel5.3/x86_64/compute/rootimg</text:p>
      <text:p text:style-name="code">./add_ssh /install/netboot/rhel5.3/x86_64/compute/rootimg</text:p>
      <text:p text:style-name="code"/>
      <text:h text:style-name="P25" text:outline-level="2"><text:soft-page-break/>Installing a new Kernel in the statelite image <text:s/>(This <text:s/>is not verified)</text:h>
      <text:p text:style-name="P22">Obtain you new kernel and kernel modules on the MN, for example here we have a new SLES kernel. </text:p>
      <text:p text:style-name="P22"/>
      <text:p text:style-name="P22">Copy the kernel into /boot :</text:p>
      <text:p text:style-name="P22"/>
      <text:p text:style-name="code">cp <text:span text:style-name="T13">vmlinux-2.6.32.10-0.5-ppc64</text:span><text:span text:style-name="T12"> <text:s text:c="2"/>/boot</text:span></text:p>
      <text:p text:style-name="P14"/>
      <text:p text:style-name="P14">Copy the kernel modules into /lib/modules/&lt;new kernel directory&gt;</text:p>
      <text:p text:style-name="P14"/>
      <text:p text:style-name="P8">xcatlinuxmn:/lib/modules # ls -al <text:s text:c="4"/></text:p>
      <text:p text:style-name="P19">total 16</text:p>
      <text:p text:style-name="P19">drwxr-xr-x <text:s/>4 root root 4096 Apr 19 10:39 .</text:p>
      <text:p text:style-name="P19">drwxr-xr-x 17 root root 4096 Apr 13 08:39 ..</text:p>
      <text:p text:style-name="P19">drwxr-xr-x <text:s/>3 root root 4096 Apr 13 08:51 2.6.32.10-0.4-ppc64</text:p>
      <text:p text:style-name="P20">drwxr-xr-x <text:s/>4 root root 4096 Apr 19 10:12 2.6.32.10-0.5-ppc64</text:p>
      <text:p text:style-name="P20"/>
      <text:p text:style-name="P21">Run genimage to update the statelite image with the new kernel</text:p>
      <text:p text:style-name="P21"/>
      <text:p text:style-name="code">cd /opt/xcat/share/xcat/netboot/sles</text:p>
      <text:p text:style-name="P18"/>
      <text:p text:style-name="P21"/>
      <text:p text:style-name="P19">./genimage -i eth0 -n ehea -o sles11.1 -p compute <text:s/>-m statelite <text:s/>-k 2.6.32.10-0.5-ppc64</text:p>
      <text:p text:style-name="P19"/>
      <text:p text:style-name="P19">then after a nodeset command and netboot.. the uname -a shows the new kernel.</text:p>
      <text:p text:style-name="code"/>
      <text:p text:style-name="P14"/>
      <text:p text:style-name="Standard"/>
      <text:h text:style-name="Heading_20_2" text:outline-level="2"><text:bookmark text:name="__RefHeading__2808_756506716"/><text:s/>Run liteimg command</text:h>
      <text:p text:style-name="Standard"/>
      <text:p text:style-name="Standard">The liteimg command will modify your statelite image (the image that genimage just created) by creating a series of links. <text:s/>Once you are satisfied your image contains what you want it to, run “<text:span text:style-name="T7">liteimg &lt;os&gt;-&lt;arch&gt;-&lt;profile&gt;</text:span>”, or “liteimg -o &lt;os&gt; -a &lt;arch&gt; -p &lt;profile&gt;”. <text:s/>For example:</text:p>
      <text:p text:style-name="Standard"/>
      <text:p text:style-name="code">liteimg rhels5.3-x86_64-compute </text:p>
      <text:p text:style-name="Standard">or</text:p>
      <text:p text:style-name="code">liteimg -o rhels5.3 -a x86_64 -p compute </text:p>
      <text:p text:style-name="Standard"/>
      <text:p text:style-name="Standard">This creates 2 levels of indirection, <text:s/>so that files can be modified while in their image state as well as during runtime. <text:s/>For example, a file like “$imageroot/etc/ntp.conf” with default option in the “litefile” table, will have the following operations done to it:</text:p>
      <text:p text:style-name="Standard">In our case $imageroot <text:s/>is /install/netboot/rhels5.3/x86_64/compute/rootimg</text:p>
      <text:p text:style-name="Standard"/>
      <text:p text:style-name="code">mkdir -p $imageroot/.default/etc</text:p>
      <text:p text:style-name="code">mkdir -p $imageroot/.statelite/tmpfs/etc</text:p>
      <text:p text:style-name="code">mv $imgroot/etc/ntp.conf $imgroot/.default/etc</text:p>
      <text:p text:style-name="code">cd $imgroot/.statelite/tmpfs/etc</text:p>
      <text:p text:style-name="code">ln -sf ../../../.default/etc/ntp.conf . </text:p>
      <text:p text:style-name="code"><text:soft-page-break/>cd $imgroot/etc</text:p>
      <text:p text:style-name="code">ln -sf ../.statelite/tmpfs/etc/ntp.conf .</text:p>
      <text:p text:style-name="Standard"/>
      <text:p text:style-name="Standard">When finished, the original file will reside in $imgroot/.default/etc/ntp.conf. <text:s/>$imgroot/etc/ntp.conf will link to $imgroot/.statelite/tmpfs/etc/ntp.conf which will in turn link to $imgroot/.default/etc/ntp.conf</text:p>
      <text:p text:style-name="Standard"/>
      <text:p text:style-name="P2">Note: <text:s/>If you make any changes to your litefile table after running liteimg then you will need to rerun liteimg again. <text:s/>This is because files and directories need to have the two levels of redirects created.</text:p>
      <text:h text:style-name="Heading_20_2" text:outline-level="2"><text:bookmark text:name="__RefHeading__2810_756506716"/><text:s/><text:reference-mark-start text:name="Set the boot state to “statelite”"/>Set the boot state to “statelite”<text:reference-mark-end text:name="Set the boot state to “statelite”"/></text:h>
      <text:p text:style-name="Standard"/>
      <text:p text:style-name="Standard">You can now deploy the node:</text:p>
      <text:p text:style-name="Standard"/>
      <text:p text:style-name="code">nodeset &lt;noderange&gt; statelite=rhel5.3-x86_64-statelite-compute </text:p>
      <text:p text:style-name="code"/>
      <text:p text:style-name="P11">Or just run:</text:p>
      <text:p text:style-name="code"/>
      <text:p text:style-name="code">nodeset &lt;noderange&gt; statelite</text:p>
      <text:p text:style-name="Standard"/>
      <text:p text:style-name="Standard">This will create the necessary files in <text:span text:style-name="T7">/tftpboot</text:span> for the node to boot correctly.</text:p>
      <text:p text:style-name="Standard"/>
      <text:h text:style-name="Heading_20_2" text:outline-level="2"><text:bookmark text:name="__RefHeading__2812_756506716"/><text:s/><text:reference-mark-start text:name="Install the Node"/>Install the Node<text:reference-mark-end text:name="Install the Node"/></text:h>
      <text:p text:style-name="Standard"/>
      <text:p text:style-name="Standard">Finally, reboot the node so that it boots up in statelite mode. </text:p>
      <text:p text:style-name="Standard"/>
      <text:p text:style-name="P1">For x86_64 platform:</text:p>
      <text:p text:style-name="Standard"/>
      <text:p text:style-name="code">rpower &lt;noderange&gt; boot</text:p>
      <text:p text:style-name="Standard"/>
      <text:p text:style-name="Standard">Nodeset will have generated the appropriate PXE file so that the node boots from the nfsroot image. <text:s text:c="2"/>This file will look similar to the following:</text:p>
      <text:p text:style-name="Standard"/>
      <text:p text:style-name="code">#statelite rhel5.3-x86_64-compute</text:p>
      <text:p text:style-name="code">DEFAULT xCAT</text:p>
      <text:p text:style-name="code">LABEL xCAT</text:p>
      <text:p text:style-name="code"><text:s/>KERNEL xcat/netboot/rhel5.3/x86_64/compute/kernel</text:p>
      <text:p text:style-name="code"><text:s/>APPEND initrd=xcat/netboot/rhel5.3/x86_64/compute/initrd.gz NFSROOT=172.10.0.1:/install/netboot/rhel5.3/x86_64/compute STATEMNT=cnfs:/gpfs/state XCAT=172.10.0.1:3001 console=tty0 console=ttyS0,115200n8r</text:p>
      <text:p text:style-name="code"/>
      <text:p text:style-name="P1">For POWER platform:</text:p>
      <text:p text:style-name="code"/>
      <text:p text:style-name="P11">Run the following command to boot up the nodes into statelite mode:</text:p>
      <text:p text:style-name="P11"/>
      <text:p text:style-name="code">rnetboot &lt;noderange&gt;</text:p>
      <text:p text:style-name="P11"><text:soft-page-break/></text:p>
      <text:p text:style-name="P11">Nodeset will have generated the appropriate yaboot.conf-MAC-ADDRESS file so that the node boots off the nfsroot image. This file will look similar to the following:</text:p>
      <text:p text:style-name="code"/>
      <text:p text:style-name="code">#statelite rhel5.3-ppc64-compute</text:p>
      <text:p text:style-name="code">timeout=5</text:p>
      <text:p text:style-name="code">image=xcat/netboot/rhel5.3/ppc64/compute/kernel</text:p>
      <text:p text:style-name="code"><text:s text:c="8"/>label=xcat</text:p>
      <text:p text:style-name="code"><text:s text:c="8"/>initrd=xcat/netboot/rhel5.3/ppc64/compute/initrd.gz</text:p>
      <text:p text:style-name="code"><text:s text:c="8"/>append="NFSROOT=192.168.11.108:/install/netboot/rhel5.3/ppc64/compute STATEMNT= XCAT=192.168.11.108:3001 "</text:p>
      <text:p text:style-name="P11"/>
      <text:p text:style-name="Standard">You can then use rcons or wcons to watch the node boot up.</text:p>
      <text:h text:style-name="Heading_20_1" text:outline-level="1"><text:bookmark text:name="__RefHeading__2814_756506716"/>New Commands</text:h>
      <text:p text:style-name="Standard"/>
      <text:p text:style-name="Standard">The following commands are in /opt/xcat/bin:</text:p>
      <text:p text:style-name="P12"/>
      <text:p text:style-name="Standard">litefile &lt;nodename&gt;</text:p>
      <text:p text:style-name="Standard">Shows all the statelite files that are not to be taken from the base of the image.</text:p>
      <text:p text:style-name="Standard"/>
      <text:p text:style-name="Standard">litetree &lt;nodename&gt;</text:p>
      <text:p text:style-name="Standard">Shows the NFS mount points for a node.</text:p>
      <text:p text:style-name="Standard"/>
      <text:p text:style-name="Standard">litefile &lt;image name&gt;</text:p>
      <text:p text:style-name="Standard">Shows the stateless files that will be used for a node image.</text:p>
      <text:p text:style-name="Standard"/>
      <text:p text:style-name="Standard">liteimg &lt;image name&gt;</text:p>
      <text:p text:style-name="Standard">Creates a series of symbolic links in an image that is compatible with statelite booting.</text:p>
      <text:h text:style-name="Heading_20_1" text:outline-level="1"><text:bookmark text:name="__RefHeading__2816_756506716"/>Statelite Directory Structure</text:h>
      <text:p text:style-name="Standard"/>
      <text:p text:style-name="Standard">Each statelite image will have the following directories:</text:p>
      <text:p text:style-name="Standard"/>
      <text:p text:style-name="code">/.statelite/tmpfs/</text:p>
      <text:p text:style-name="code">/.statelite/persistent/&lt;nodename&gt;</text:p>
      <text:p text:style-name="code">/.statelite/mnt <text:s/># where directory tree is mounted from.</text:p>
      <text:p text:style-name="code">/.default/</text:p>
      <text:p text:style-name="code">/etc/init.d/statelite</text:p>
      <text:p text:style-name="Standard"/>
      <text:p text:style-name="Standard">All files that are symbolic links, will link to /.statelite/tmpfs. <text:s/></text:p>
      <text:p text:style-name="Standard"/>
      <text:p text:style-name="Standard">tmpfs files that are persistent link to /.statelite/persistent/&lt;nodename&gt;/</text:p>
      <text:p text:style-name="Standard">/.statelite/persistent/&lt;nodename&gt; is the directory where the node’s individual storage will be mounted to.</text:p>
      <text:p text:style-name="Standard"><text:soft-page-break/></text:p>
      <text:p text:style-name="Standard">/.default is where default files will be copied to from the image to tmpfs if the files are not found in the litetree hierarchy. <text:s/></text:p>
      <text:p text:style-name="Standard"/>
      <text:h text:style-name="Heading_20_2" text:outline-level="2"><text:bookmark text:name="__RefHeading__2818_756506716"/><text:s/>The noderes Table</text:h>
      <text:p text:style-name="Standard"/>
      <text:p text:style-name="Standard">noderes.nfsserver attribute can be set <text:s/>for the NFSroot server. <text:s/>If this is not set, then the defaul is the Management Node.</text:p>
      <text:p text:style-name="Standard"/>
      <text:p text:style-name="Standard">noderes.nfsdir – can be set. <text:s/>If this is not set, the the default is /install</text:p>
      <text:p text:style-name="Standard"/>
      <text:h text:style-name="Heading_20_1" text:outline-level="1"><text:bookmark text:name="__RefHeading__2820_756506716"/>Adding/updating software and files for the running nodes</text:h>
      <text:p text:style-name="Standard"/>
      <text:p text:style-name="Standard">This needs work ( do we shutdown the nodes before doing this?)</text:p>
      <text:p text:style-name="Standard"><text:s text:c="6"/></text:p>
      <text:p text:style-name="Standard"><text:s text:c="8"/>Because most of system files for the nodes are NFS mounted on the Management Node with read-only option, installing or updating software and files <text:s text:c="3"/>should be done to the image. The image is located under <text:s/><text:span text:style-name="T7">/install/netboot/&lt;os&gt;/&lt;arch&gt;/&lt;profile&gt;/rootimg</text:span> directory. </text:p>
      <text:p text:style-name="Standard"/>
      <text:p text:style-name="Standard">To install or update an <text:s/>rpm, do the following:</text:p>
      <text:list text:style-name="L7">
        <text:list-item>
          <text:p text:style-name="P45">rpm --root /install/netboot/&lt;os&gt;/&lt;arch&gt;/&lt;profile&gt;/rootimg <text:s text:c="3"/>rpm_name</text:p>
        </text:list-item>
        <text:list-item>
          <text:p text:style-name="P47">Restart the software application on the nodes. </text:p>
          <text:p text:style-name="P45">xdsh &lt;noderange&gt; restart_this_software</text:p>
        </text:list-item>
      </text:list>
      <text:p text:style-name="Standard">It is recommended to follow section 2.7 (Addig third party softeware) to add the new rpm to the otherpkgs.pkglist file so that the rpm will get installed into the new image next time the image is rebuilt. </text:p>
      <text:p text:style-name="Standard">Note: The newly added rpms are not shown when running <text:span text:style-name="T7">rpm -qa</text:span> on the nodes although the rpm is installed. <text:s/>It will shown next time the node is reboot. </text:p>
      <text:p text:style-name="Standard"/>
      <text:p text:style-name="Standard">To create or update a file for the nodes, <text:s/>just modify the file in the image and restart any application that uses the file.</text:p>
      <text:h text:style-name="Heading_20_1" text:outline-level="1"><text:bookmark text:name="__RefHeading__2822_756506716"/>Hierarchy Support </text:h>
      <text:p text:style-name="Standard">In the statelite environment, the service node needs to provide NFS service for the compute node with statelite, <text:s/>the service nodes must <text:s/>to be setup with diskfull installation. </text:p>
      <text:h text:style-name="Heading_20_2" text:outline-level="2"><text:bookmark text:name="__RefHeading__2824_756506716"/>Setup the diskfull service node</text:h>
      <text:p text:style-name="Standard">To setup one diskfull service node, please refer to the document “<text:a xlink:type="simple" xlink:href="http://xcat.svn.sourceforge.net/svnroot/xcat/xcat-core/trunk/xCAT-client/share/doc/xCAT2SetupHierarchy.pdf">How to setup </text:a><text:a xlink:type="simple" xlink:href="http://xcat.svn.sourceforge.net/svnroot/xcat/xcat-core/trunk/xCAT-client/share/doc/xCAT2SetupHierarchy.pdf">Hierarchy in xCAT 2</text:a>”. <text:s/>Since statelite is a kind of NFS-hybrid method, you should remove <text:s/>the “<text:span text:style-name="T7">installloc</text:span>” attribute in the site table. <text:s text:c="2"/>This makes sure that the <text:soft-page-break/>service node <text:s/>does not mount the /install directory from the management node on the service node. </text:p>
      <text:h text:style-name="Heading_20_2" text:outline-level="2"><text:bookmark text:name="__RefHeading__2826_756506716"/>Generate the statelite image</text:h>
      <text:p text:style-name="Standard">The chapter 2 has described how to generate the statelite image for your own profile.</text:p>
      <text:p text:style-name="Standard"/>
      <text:p text:style-name="P3">NOTE: if the NFS directories defined in the litetree table are on the service node, <text:s text:c="2"/>it is <text:s/>better to setup the NFS directories in the service node following the chapter 2.3.</text:p>
      <text:h text:style-name="Heading_20_2" text:outline-level="2"><text:bookmark text:name="__RefHeading__2828_756506716"/>Sync the “/install” directory</text:h>
      <text:p text:style-name="Standard">The command “<text:span text:style-name="T7">prsync</text:span>” is used to sync the “/install” directory to the service nodes. </text:p>
      <text:p text:style-name="Standard">Run the following:</text:p>
      <text:p text:style-name="code"><text:tab/>cd /</text:p>
      <text:p text:style-name="code"><text:tab/>prsync install &lt;sn&gt;:/</text:p>
      <text:p text:style-name="Standard">&lt;sn&gt; is the hostname of the service node you defined.</text:p>
      <text:p text:style-name="Standard">Since the “<text:span text:style-name="T7">prsync</text:span>” command will sync all the contents in the “<text:span text:style-name="T7">/install</text:span>” directory to the service nodes, the first <text:s/>time will take a long time. <text:s/>But after the first time, it will take very short time to sync.</text:p>
      <text:p text:style-name="Standard"/>
      <text:p text:style-name="P3">NOTE: if you make any changes in the “<text:span text:style-name="T7">/install</text:span>” directory on the management node, and the changes can affect the statelite image, <text:s/>you need to sync the “<text:span text:style-name="T7">/install</text:span>” directory to the service node again. </text:p>
      <text:h text:style-name="Heading_20_2" text:outline-level="2"><text:bookmark text:name="__RefHeading__2830_756506716"/>Set the boot state to “statelite”</text:h>
      <text:p text:style-name="Standard">Please follow the instructions in <text:reference-ref text:reference-format="text" text:ref-name="Set the boot state to “statelite”">Set the boot state to “statelite”</text:reference-ref>.</text:p>
      <text:h text:style-name="Heading_20_2" text:outline-level="2"><text:bookmark text:name="__RefHeading__2832_756506716"/>Install the Node</text:h>
      <text:p text:style-name="Standard">Please follow the instructions in <text:reference-ref text:reference-format="text" text:ref-name="Install the Node">Install the Node</text:reference-ref>.</text:p>
      <text:h text:style-name="Heading_20_1" text:outline-level="1"><text:bookmark text:name="__RefHeading__2834_756506716"/>Debugging techniques</text:h>
      <text:p text:style-name="Standard"/>
      <text:list text:style-name="WW8Num4">
        <text:list-item>
          <text:p text:style-name="P48">When a node boots up in statelite mode, there is a script that runs called statelite that is in the root directory of $imageroot/etc/init.d/statelite. <text:s/>This script is not run as part of the rc scripts, but as part of the pre-switch root environment. <text:s/>Thus, all the linking is done in this script. <text:s/>There is a “set –x” near the top of the file. <text:s/>You can uncomment it and see what the script runs. <text:s/>You will then see lots of mkdirs and links on the console.</text:p>
        </text:list-item>
        <text:list-item>
          <text:p text:style-name="P48">You can also set the machine to shell. <text:s/>Just add the word “shell” on the end of the pxeboot file of the node in the append line. This will make the init script in the initramfs pause 3 times before doing a switch_root.</text:p>
        </text:list-item>
        <text:list-item>
          <text:p text:style-name="P48">When all the files are linked they are logged in /.statelite/statelite.log on the node. <text:s/>You can get into the node after it has booted and look in the /.statelite directory.</text:p>
          <text:p text:style-name="P48"/>
        </text:list-item>
      </text:list>
      <text:p text:style-name="Standard"><text:soft-page-break/></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F" svg:font-family=""/>
    <style:font-face style:name="Liberation Sans" svg:font-family="'Liberation Sans', 'MS Gothic'"/>
    <style:font-face style:name="Liberation Serif" svg:font-family="'Liberation Serif', 'MS Gothic'"/>
    <style:font-face style:name="OpenSymbol" svg:font-family="OpenSymbol"/>
    <style:font-face style:name="Courier New" svg:font-family="'Courier New'" style:font-family-generic="modern"/>
    <style:font-face style:name="Courier" svg:font-family="Courier, 'Courier New'" style:font-family-generic="modern"/>
    <style:font-face style:name="Times New Roman1" svg:font-family="'Times New Roman'" style:font-family-generic="roman"/>
    <style:font-face style:name="Helv" svg:font-family="Helv" style:font-family-generic="swiss"/>
    <style:font-face style:name="Courier New1"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DejaVu Sans" svg:font-family="'DejaVu Sans'"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F" fo:font-size="12pt" fo:language="en" fo:country="US" style:font-name-asian="F" style:font-size-asian="12pt" style:language-asian="zxx" style:country-asian="none" style:font-name-complex="F"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0" fo:widows="0" fo:hyphenation-ladder-count="no-limit" style:writing-mode="lr-tb"/>
      <style:text-properties style:use-window-font-color="true" style:font-name="Cambria" fo:font-size="12pt" fo:language="en" fo:country="US" style:font-name-asian="Cambria" style:font-size-asian="12pt" style:font-name-complex="Cambria"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22pt" fo:font-weight="bold"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Liberation Serif"/>
    </style:style>
    <style:style style:name="Caption" style:family="paragraph" style:parent-style-name="Standard" style:class="extra">
      <style:paragraph-properties fo:margin-top="0.0835in" fo:margin-bottom="0.0835in" text:number-lines="false" text:line-number="0"/>
      <style:text-properties style:font-name="Liberation Serif"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style:style>
    <style:style style:name="Heading_20_1" style:display-name="Heading 1" style:family="paragraph" style:parent-style-name="Standard" style:next-style-name="Standard" style:class="text" style:default-outline-level="1">
      <style:paragraph-properties fo:margin-left="0in" fo:margin-right="0in" fo:margin-top="0.3335in" fo:margin-bottom="0in" fo:keep-together="always" fo:text-indent="0in" style:auto-text-indent="false" fo:keep-with-next="always"/>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39in" fo:margin-bottom="0in" fo:keep-together="always" fo:text-indent="0in" style:auto-text-indent="false" fo:keep-with-next="always"/>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in" fo:margin-right="0in" fo:margin-top="0.139in" fo:margin-bottom="0in" fo:keep-together="always" fo:text-indent="0in" style:auto-text-indent="false" fo:keep-with-next="always"/>
      <style:text-properties fo:color="#4f81bd" style:font-name="Calibri" fo:font-weight="bold" style:font-name-asian="Times New Roman" style:font-weight-asian="bold" style:font-name-complex="Times New Roman" style:font-weight-complex="bold"/>
    </style:style>
    <style:style style:name="List_20_Paragraph" style:display-name="List Paragraph" style:family="paragraph" style:parent-style-name="Standard">
      <style:paragraph-properties fo:margin-left="0.5in" fo:margin-right="0in" fo:text-indent="0in" style:auto-text-indent="false"/>
    </style:style>
    <style:style style:name="HTML_20_Preformatted" style:display-name="HTML Preformatted" style:family="paragraph" style:parent-style-name="Standard">
      <style:text-properties style:font-name="Courier" fo:font-size="10pt" style:font-size-asian="10pt" style:font-name-complex="Courier" style:font-size-complex="10pt"/>
    </style:style>
    <style:style style:name="code" style:family="paragraph" style:parent-style-name="Standard">
      <style:text-properties style:font-name="Courier" fo:font-size="10pt" style:font-size-asian="10pt" style:font-name-complex="Courier" style:font-size-complex="10pt"/>
    </style:style>
    <style:style style:name="Document_20_Map" style:display-name="Document Map" style:family="paragraph" style:parent-style-name="Standard">
      <style:paragraph-properties fo:background-color="#000080">
        <style:background-image/>
      </style:paragraph-properties>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6071in" style:type="right" style:leader-style="dotted" style:leader-text="."/>
        </style:tab-stops>
      </style:paragraph-properties>
    </style:style>
    <style:style style:name="Default_20_Text" style:display-name="Default Text"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Date" style:family="paragraph" style:parent-style-name="Default_20_Text" style:next-style-name="Default_20_Text"/>
    <style:style style:name="WW8Num2z0" style:family="text">
      <style:text-properties style:font-name="Cambria" style:font-name-asian="Cambria" style:font-name-complex="Times New Roman"/>
    </style:style>
    <style:style style:name="WW8Num3z0" style:family="text">
      <style:text-properties style:font-name="Cambria" style:font-name-asian="Cambria" style:font-name-complex="Times New Roman"/>
    </style:style>
    <style:style style:name="Default_20_Paragraph_20_Font" style:display-name="Default Paragraph Font" style:family="text"/>
    <style:style style:name="WW8Num1z0" style:family="text">
      <style:text-properties style:font-name="Cambria" style:font-name-asian="Cambria" style:font-name-complex="Times New Roman"/>
    </style:style>
    <style:style style:name="WW8Num1z1" style:family="text">
      <style:text-properties style:font-name="Courier New"/>
    </style:style>
    <style:style style:name="WW8Num1z2" style:family="text">
      <style:text-properties style:font-name="Wingdings"/>
    </style:style>
    <style:style style:name="WW8Num1z3" style:family="text">
      <style:text-properties style:font-name="Symbol"/>
    </style:style>
    <style:style style:name="WW8Num2z1" style:family="text">
      <style:text-properties style:font-name="Courier New"/>
    </style:style>
    <style:style style:name="WW8Num2z2" style:family="text">
      <style:text-properties style:font-name="Wingdings"/>
    </style:style>
    <style:style style:name="WW8Num2z3" style:family="text">
      <style:text-properties style:font-name="Symbol"/>
    </style:style>
    <style:style style:name="WW8Num3z1" style:family="text">
      <style:text-properties style:font-name="Courier New"/>
    </style:style>
    <style:style style:name="WW8Num3z2" style:family="text">
      <style:text-properties style:font-name="Wingdings"/>
    </style:style>
    <style:style style:name="WW8Num3z3" style:family="text">
      <style:text-properties style:font-name="Symbol"/>
    </style:style>
    <style:style style:name="WW8Num4z0" style:family="text">
      <style:text-properties style:font-name="Cambria" style:font-name-asian="Cambria" style:font-name-complex="Times New Roman"/>
    </style:style>
    <style:style style:name="WW8Num4z1" style:family="text">
      <style:text-properties style:font-name="Courier New"/>
    </style:style>
    <style:style style:name="WW8Num4z2" style:family="text">
      <style:text-properties style:font-name="Wingdings"/>
    </style:style>
    <style:style style:name="WW8Num4z3" style:family="text">
      <style:text-properties style:font-name="Symbol"/>
    </style:style>
    <style:style style:name="WW8Num9z0" style:family="text">
      <style:text-properties style:font-name="Cambria" style:font-name-asian="Cambria" style:font-name-complex="Times New Roman"/>
    </style:style>
    <style:style style:name="WW8Num9z1" style:family="text">
      <style:text-properties style:font-name="Courier New"/>
    </style:style>
    <style:style style:name="WW8Num9z2" style:family="text">
      <style:text-properties style:font-name="Wingdings"/>
    </style:style>
    <style:style style:name="WW8Num9z3" style:family="text">
      <style:text-properties style:font-name="Symbol"/>
    </style:style>
    <style:style style:name="WW-Default_20_Paragraph_20_Font" style:display-name="WW-Default Paragraph Font" style:family="text"/>
    <style:style style:name="HTML_20_Preformatted_20_Char" style:display-name="HTML Preformatted Char" style:family="text" style:parent-style-name="WW-Default_20_Paragraph_20_Font">
      <style:text-properties style:font-name="Courier" fo:font-size="10pt" style:font-size-asian="10pt" style:font-name-complex="Courier" style:font-size-complex="10pt"/>
    </style:style>
    <style:style style:name="Heading_20_2_20_Char" style:display-name="Heading 2 Char" style:family="text" style:parent-style-name="WW-Default_20_Paragraph_20_Font">
      <style:text-properties fo:color="#4f81bd" style:font-name="Calibri" fo:font-size="13pt" fo:font-weight="bold" style:font-name-asian="Times New Roman" style:font-size-asian="13pt" style:font-weight-asian="bold" style:font-name-complex="Times New Roman" style:font-size-complex="13pt" style:font-weight-complex="bold"/>
    </style:style>
    <style:style style:name="Heading_20_1_20_Char" style:display-name="Heading 1 Char" style:family="text" style:parent-style-name="WW-Default_20_Paragraph_20_Font">
      <style:text-properties fo:color="#345a8a" style:font-name="Calibri" fo:font-size="16pt" fo:font-weight="bold" style:font-name-asian="Times New Roman" style:font-size-asian="16pt" style:font-weight-asian="bold" style:font-name-complex="Times New Roman" style:font-size-complex="16pt" style:font-weight-complex="bold"/>
    </style:style>
    <style:style style:name="Internet_20_link" style:display-name="Internet link" style:family="text" style:parent-style-name="WW-Default_20_Paragraph_20_Font">
      <style:text-properties fo:color="#0000ff" style:text-underline-style="solid" style:text-underline-width="auto" style:text-underline-color="font-color"/>
    </style:style>
    <style:style style:name="Heading_20_3_20_Char" style:display-name="Heading 3 Char" style:family="text" style:parent-style-name="WW-Default_20_Paragraph_20_Font">
      <style:text-properties fo:color="#4f81bd" style:font-name="Calibri" fo:font-weight="bold" style:font-name-asian="Times New Roman" style:font-weight-asian="bold" style:font-name-complex="Times New Roman"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text:outline-level-style text:level="1" style:num-format="1">
        <style:list-level-properties text:min-label-width="0.3in"/>
      </text:outline-level-style>
      <text:outline-level-style text:level="2" style:num-format="1" text:display-levels="2">
        <style:list-level-properties text:min-label-width="0.4in"/>
      </text:outline-level-style>
      <text:outline-level-style text:level="3" style:num-format="">
        <style:list-level-properties text:min-label-width="0.5in"/>
      </text:outline-level-style>
      <text:outline-level-style text:level="4" style:num-format="">
        <style:list-level-properties text:min-label-width="0.6in"/>
      </text:outline-level-style>
      <text:outline-level-style text:level="5" style:num-format="">
        <style:list-level-properties text:min-label-width="0.7in"/>
      </text:outline-level-style>
      <text:outline-level-style text:level="6" style:num-format="">
        <style:list-level-properties text:min-label-width="0.8in"/>
      </text:outline-level-style>
      <text:outline-level-style text:level="7" style:num-format="">
        <style:list-level-properties text:min-label-width="0.9in"/>
      </text:outline-level-style>
      <text:outline-level-style text:level="8" style:num-format="">
        <style:list-level-properties text:min-label-width="1in"/>
      </text:outline-level-style>
      <text:outline-level-style text:level="9" style:num-format="">
        <style:list-level-properties text:min-label-width="1.1in"/>
      </text:outline-level-style>
      <text:outline-level-style text:level="10" style:num-format="">
        <style:list-level-properties text:min-label-distance="0.15in"/>
      </text:outline-level-style>
    </text:outline-style>
    <text:list-style style:name="WW8Num1">
      <text:list-level-style-number text:level="1" style:num-format="">
        <style:list-level-properties text:min-label-width="0.3in"/>
      </text:list-level-style-number>
      <text:list-level-style-number text:level="2" style:num-format="">
        <style:list-level-properties text:min-label-width="0.4in"/>
      </text:list-level-style-number>
      <text:list-level-style-number text:level="3" style:num-format="">
        <style:list-level-properties text:min-label-width="0.5in"/>
      </text:list-level-style-number>
      <text:list-level-style-number text:level="4" style:num-format="">
        <style:list-level-properties text:min-label-width="0.6in"/>
      </text:list-level-style-number>
      <text:list-level-style-number text:level="5" style:num-format="">
        <style:list-level-properties text:min-label-width="0.7in"/>
      </text:list-level-style-number>
      <text:list-level-style-number text:level="6" style:num-format="">
        <style:list-level-properties text:min-label-width="0.8in"/>
      </text:list-level-style-number>
      <text:list-level-style-number text:level="7" style:num-format="">
        <style:list-level-properties text:min-label-width="0.9in"/>
      </text:list-level-style-number>
      <text:list-level-style-number text:level="8" style:num-format="">
        <style:list-level-properties text:min-label-width="1in"/>
      </text:list-level-style-number>
      <text:list-level-style-number text:level="9" style:num-format="">
        <style:list-level-properties text:min-label-width="1.1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bullet text:level="1" text:style-name="WW8Num2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style:num-suffix="." text:bullet-char="-">
        <style:list-level-properties text:space-before="0.25in" text:min-label-width="0.25in"/>
        <style:text-properties style:font-name="Cambria"/>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number text:level="1" style:num-suffix="." style:num-format="1" text:start-value="3">
        <style:list-level-properties text:min-label-width="0.25in"/>
      </text:list-level-style-number>
      <text:list-level-style-number text:level="2" style:num-suffix=")" style:num-format="a" style:num-letter-sync="true">
        <style:list-level-properties text:space-before="0.2917in" text:min-label-width="0.2917in"/>
      </text:list-level-style-number>
      <text:list-level-style-number text:level="3" style:num-suffix="." style:num-format="i">
        <style:list-level-properties text:min-label-width="0.8752in" text:min-label-distance="0.2917in" fo:text-align="end"/>
      </text:list-level-style-number>
      <text:list-level-style-number text:level="4" style:num-suffix="." style:num-format="1">
        <style:list-level-properties text:space-before="0.8748in" text:min-label-width="0.2917in"/>
      </text:list-level-style-number>
      <text:list-level-style-number text:level="5" style:num-suffix=")" style:num-format="a" style:num-letter-sync="true">
        <style:list-level-properties text:space-before="1.1665in" text:min-label-width="0.2917in"/>
      </text:list-level-style-number>
      <text:list-level-style-number text:level="6" style:num-suffix="." style:num-format="i">
        <style:list-level-properties text:min-label-width="1.75in" text:min-label-distance="0.2917in" fo:text-align="end"/>
      </text:list-level-style-number>
      <text:list-level-style-number text:level="7" style:num-suffix="." style:num-format="1">
        <style:list-level-properties text:space-before="1.75in" text:min-label-width="0.2917in"/>
      </text:list-level-style-number>
      <text:list-level-style-number text:level="8" style:num-suffix=")" style:num-format="a" style:num-letter-sync="true">
        <style:list-level-properties text:space-before="2.0417in" text:min-label-width="0.2917in"/>
      </text:list-level-style-number>
      <text:list-level-style-number text:level="9" style:num-suffix="." style:num-format="i">
        <style:list-level-properties text:min-label-width="2.6252in" text:min-label-distance="0.2917in" fo:text-align="end"/>
      </text:list-level-style-number>
      <text:list-level-style-number text:level="10" style:num-suffix="." style:num-format="1">
        <style:list-level-properties text:space-before="2.5in" text:min-label-width="0.25in"/>
      </text:list-level-style-number>
    </text:list-style>
    <text:list-style style:name="RTF_5f_Num_20_2" style:display-name="RTF_Num 2">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3" style:display-name="RTF_Num 3">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4" style:display-name="RTF_Num 4">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5" style:display-name="RTF_Num 5">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6" style:display-name="RTF_Num 6">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7" style:display-name="RTF_Num 7">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8" style:display-name="RTF_Num 8">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RTF_5f_Num_20_9" style:display-name="RTF_Num 9">
      <text:list-level-style-number text:level="1" style:num-suffix="." style:num-format="1">
        <style:list-level-properties text:space-before="0.2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1in" fo:margin-bottom="1in" fo:margin-left="1.25in" fo:margin-right="1.25in" style:writing-mode="lr-tb" style:layout-grid-color="#c0c0c0" style:layout-grid-lines="36"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style:master-page style:name="HTML"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dc:title>xCAT Statelite Cookbook</dc:title>
    <meta:initial-creator>Vallard Benincosa</meta:initial-creator>
    <meta:creation-date>2010-02-03T13:22:00</meta:creation-date>
    <dc:creator>Lissa Valletta</dc:creator>
    <dc:date>2010-05-07T07:36:17</dc:date>
    <meta:print-date>2010-01-27T18:01:00</meta:print-date>
    <meta:editing-cycles>84</meta:editing-cycles>
    <meta:editing-duration>P1DT22H55M58S</meta:editing-duration>
    <meta:user-defined meta:name="Info 1"/>
    <meta:user-defined meta:name="Info 2"/>
    <meta:user-defined meta:name="Info 3"/>
    <meta:user-defined meta:name="Info 4"/>
    <meta:document-statistic meta:table-count="0" meta:image-count="0" meta:object-count="0" meta:page-count="16" meta:paragraph-count="357" meta:word-count="4391" meta:character-count="26543"/>
  </office:meta>
</office:document-meta>
</file>